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18">
            <text:p>1.8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27">
            <text:p>2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56">
            <text:p>5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837">
            <text:p>183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698">
            <text:p>269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298">
            <text:p>329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18">
            <text:p>2020-10-1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6 - 1.28)">
            <text:p>(0.86 - 1.2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4">
            <text:p>1.1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765625">
            <text:p>0.0976562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6048889160156">
            <text:p>1.3604888916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43901937028795">
            <text:p>7.439019370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3.5">
            <text:p>13.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37704918032787">
            <text:p>0.0737704918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6886320881483">
            <text:p>1.2688632088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73845774856856">
            <text:p>9.738457748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6">
            <text:p>246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875">
            <text:p>14.87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604674796747968">
            <text:p>0.0604674797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88025584143">
            <text:p>1.2188025584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1.8063224995934">
            <text:p>11.806322499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10">
            <text:p>210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3.375">
            <text:p>3.3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60714285714286">
            <text:p>0.0160714286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5675625">
            <text:p>1.05675625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5">
            <text:p>155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0225806451612903">
            <text:p>0.0225806452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08003163371488">
            <text:p>1.0800316337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31.0418017960905">
            <text:p>31.041801796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3.5">
            <text:p>13.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37704918032787">
            <text:p>0.0737704918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6886320881483">
            <text:p>1.2688632088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73845774856856">
            <text:p>9.738457748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238">
            <text:p>238</text:p>
          </table:table-cell>
          <table:table-cell office:value-type="float" office:value="9.625">
            <text:p>9.625</text:p>
          </table:table-cell>
          <table:table-cell office:value-type="float" office:value="2.875">
            <text:p>2.875</text:p>
          </table:table-cell>
          <table:table-cell office:value-type="float" office:value="14.625">
            <text:p>14.625</text:p>
          </table:table-cell>
          <table:table-cell office:value-type="float" office:value="0.320833333333333">
            <text:p>0.3208333333</text:p>
          </table:table-cell>
          <table:table-cell office:value-type="float" office:value="0.0273809523809524">
            <text:p>0.0273809524</text:p>
          </table:table-cell>
          <table:table-cell office:value-type="float" office:value="0.0614495798319328">
            <text:p>0.0614495798</text:p>
          </table:table-cell>
          <table:table-cell office:value-type="float" office:value="2.32466736111111">
            <text:p>2.3246673611</text:p>
          </table:table-cell>
          <table:table-cell office:value-type="float" office:value="1.09730277777778">
            <text:p>1.0973027778</text:p>
          </table:table-cell>
          <table:table-cell office:value-type="float" office:value="1.22247458910035">
            <text:p>1.2224745891</text:p>
          </table:table-cell>
          <table:table-cell office:value-type="float" office:value="2.49097994657408">
            <text:p>2.4909799466</text:p>
          </table:table-cell>
          <table:table-cell office:value-type="float" office:value="25.6599537961926">
            <text:p>25.6599537962</text:p>
          </table:table-cell>
          <table:table-cell office:value-type="float" office:value="11.623062717774">
            <text:p>11.623062717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10">
            <text:p>210</text:p>
          </table:table-cell>
          <table:table-cell office:value-type="float" office:value="8.75">
            <text:p>8.75</text:p>
          </table:table-cell>
          <table:table-cell office:value-type="float" office:value="14.625">
            <text:p>14.625</text:p>
          </table:table-cell>
          <table:table-cell office:value-type="float" office:value="3.375">
            <text:p>3.375</text:p>
          </table:table-cell>
          <table:table-cell office:value-type="float" office:value="0.150862068965517">
            <text:p>0.150862069</text:p>
          </table:table-cell>
          <table:table-cell office:value-type="float" office:value="0.149234693877551">
            <text:p>0.1492346939</text:p>
          </table:table-cell>
          <table:table-cell office:value-type="float" office:value="0.0160714285714286">
            <text:p>0.0160714286</text:p>
          </table:table-cell>
          <table:table-cell office:value-type="float" office:value="1.57262559453032">
            <text:p>1.5726255945</text:p>
          </table:table-cell>
          <table:table-cell office:value-type="float" office:value="1.56597257653061">
            <text:p>1.5659725765</text:p>
          </table:table-cell>
          <table:table-cell office:value-type="float" office:value="1.05675625">
            <text:p>1.05675625</text:p>
          </table:table-cell>
          <table:table-cell office:value-type="float" office:value="4.93303560640243">
            <text:p>4.9330356064</text:p>
          </table:table-cell>
          <table:table-cell office:value-type="float" office:value="4.98322020943401">
            <text:p>4.98322020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8">
            <text:p>1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1.375">
            <text:p>31.375</text:p>
          </table:table-cell>
          <table:table-cell office:value-type="float" office:value="0.114285714285714">
            <text:p>0.1142857143</text:p>
          </table:table-cell>
          <table:table-cell office:value-type="float" office:value="0">
            <text:p>0</text:p>
          </table:table-cell>
          <table:table-cell office:value-type="float" office:value="0.16688829787234">
            <text:p>0.1668882979</text:p>
          </table:table-cell>
          <table:table-cell office:value-type="float" office:value="1.4256">
            <text:p>1.4256</text:p>
          </table:table-cell>
          <table:table-cell office:value-type="float" office:value="1">
            <text:p>1</text:p>
          </table:table-cell>
          <table:table-cell office:value-type="float" office:value="1.63869838232798">
            <text:p>1.6386983823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910220615052">
            <text:p>4.491022061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1">
            <text:p>111</text:p>
          </table:table-cell>
          <table:table-cell office:value-type="float" office:value="216">
            <text:p>216</text:p>
          </table:table-cell>
          <table:table-cell office:value-type="float" office:value="1.25">
            <text:p>1.25</text:p>
          </table:table-cell>
          <table:table-cell office:value-type="float" office:value="-1.5">
            <text:p>-1.5</text:p>
          </table:table-cell>
          <table:table-cell office:value-type="float" office:value="53.875">
            <text:p>53.875</text:p>
          </table:table-cell>
          <table:table-cell office:value-type="float" office:value="0.0178571428571429">
            <text:p>0.0178571429</text:p>
          </table:table-cell>
          <table:table-cell office:value-type="float" office:value="-0.0135135135135135">
            <text:p>-0.0135135135</text:p>
          </table:table-cell>
          <table:table-cell office:value-type="float" office:value="0.249421296296296">
            <text:p>0.2494212963</text:p>
          </table:table-cell>
          <table:table-cell office:value-type="float" office:value="1.063125">
            <text:p>1.063125</text:p>
          </table:table-cell>
          <table:table-cell office:value-type="float" office:value="0.953060628195763">
            <text:p>0.9530606282</text:p>
          </table:table-cell>
          <table:table-cell office:value-type="float" office:value="1.99490806380744">
            <text:p>1.9949080638</text:p>
          </table:table-cell>
          <table:table-cell table:number-columns-repeated="2" office:value-type="float" office:value="0">
            <text:p>0</text:p>
          </table:table-cell>
          <table:table-cell office:value-type="float" office:value="3.11274332163187">
            <text:p>3.112743321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99">
            <text:p>299</text:p>
          </table:table-cell>
          <table:table-cell office:value-type="float" office:value="2.5">
            <text:p>2.5</text:p>
          </table:table-cell>
          <table:table-cell office:value-type="float" office:value="-2">
            <text:p>-2</text:p>
          </table:table-cell>
          <table:table-cell office:value-type="float" office:value="73.5">
            <text:p>73.5</text:p>
          </table:table-cell>
          <table:table-cell office:value-type="float" office:value="0.03125">
            <text:p>0.03125</text:p>
          </table:table-cell>
          <table:table-cell office:value-type="float" office:value="-0.0151515151515152">
            <text:p>-0.0151515152</text:p>
          </table:table-cell>
          <table:table-cell office:value-type="float" office:value="0.245819397993311">
            <text:p>0.245819398</text:p>
          </table:table-cell>
          <table:table-cell office:value-type="float" office:value="1.1112890625">
            <text:p>1.1112890625</text:p>
          </table:table-cell>
          <table:table-cell office:value-type="float" office:value="0.947419651056015">
            <text:p>0.9474196511</text:p>
          </table:table-cell>
          <table:table-cell office:value-type="float" office:value="1.97880515877898">
            <text:p>1.9788051588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3.15362962388757">
            <text:p>3.153629623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68">
            <text:p>36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">
            <text:p>51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38586956521739">
            <text:p>0.1385869565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2269878308129">
            <text:p>1.5226987831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3406114433459">
            <text:p>5.340611443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06">
            <text:p>406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8.375">
            <text:p>48.375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19150246305419">
            <text:p>0.1191502463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4485155321046">
            <text:p>1.4448515532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15749398128907">
            <text:p>6.15749398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86">
            <text:p>586</text:p>
          </table:table-cell>
          <table:table-cell office:value-type="float" office:value="1.25">
            <text:p>1.25</text:p>
          </table:table-cell>
          <table:table-cell office:value-type="float" office:value="25.875">
            <text:p>25.875</text:p>
          </table:table-cell>
          <table:table-cell office:value-type="float" office:value="53.25">
            <text:p>53.25</text:p>
          </table:table-cell>
          <table:table-cell office:value-type="float" office:value="0.0178571428571429">
            <text:p>0.0178571429</text:p>
          </table:table-cell>
          <table:table-cell office:value-type="float" office:value="0.207">
            <text:p>0.207</text:p>
          </table:table-cell>
          <table:table-cell office:value-type="float" office:value="0.0908703071672355">
            <text:p>0.0908703072</text:p>
          </table:table-cell>
          <table:table-cell office:value-type="float" office:value="1.063125">
            <text:p>1.063125</text:p>
          </table:table-cell>
          <table:table-cell office:value-type="float" office:value="1.80848404">
            <text:p>1.80848404</text:p>
          </table:table-cell>
          <table:table-cell office:value-type="float" office:value="1.33423060402567">
            <text:p>1.334230604</text:p>
          </table:table-cell>
          <table:table-cell office:value-type="float" office:value="0">
            <text:p>0</text:p>
          </table:table-cell>
          <table:table-cell office:value-type="float" office:value="3.68424982630459">
            <text:p>3.6842498263</text:p>
          </table:table-cell>
          <table:table-cell office:value-type="float" office:value="7.96942350122317">
            <text:p>7.969423501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4">
            <text:p>164</text:p>
          </table:table-cell>
          <table:table-cell office:value-type="float" office:value="770">
            <text:p>770</text:p>
          </table:table-cell>
          <table:table-cell office:value-type="float" office:value="2.5">
            <text:p>2.5</text:p>
          </table:table-cell>
          <table:table-cell office:value-type="float" office:value="26.375">
            <text:p>26.375</text:p>
          </table:table-cell>
          <table:table-cell office:value-type="float" office:value="32.375">
            <text:p>32.375</text:p>
          </table:table-cell>
          <table:table-cell office:value-type="float" office:value="0.03125">
            <text:p>0.03125</text:p>
          </table:table-cell>
          <table:table-cell office:value-type="float" office:value="0.160823170731707">
            <text:p>0.1608231707</text:p>
          </table:table-cell>
          <table:table-cell office:value-type="float" office:value="0.0420454545454545">
            <text:p>0.0420454545</text:p>
          </table:table-cell>
          <table:table-cell office:value-type="float" office:value="1.1112890625">
            <text:p>1.1112890625</text:p>
          </table:table-cell>
          <table:table-cell office:value-type="float" office:value="1.61357471835961">
            <text:p>1.6135747184</text:p>
          </table:table-cell>
          <table:table-cell office:value-type="float" office:value="1.15062401859504">
            <text:p>1.1506240186</text:p>
          </table:table-cell>
          <table:table-cell office:value-type="float" office:value="22.5255059555446">
            <text:p>22.5255059555</text:p>
          </table:table-cell>
          <table:table-cell office:value-type="float" office:value="4.647958469338">
            <text:p>4.6479584693</text:p>
          </table:table-cell>
          <table:table-cell office:value-type="float" office:value="16.8298573588007">
            <text:p>16.829857358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125">
            <text:p>41.125</text:p>
          </table:table-cell>
          <table:table-cell office:value-type="float" office:value="97.375">
            <text:p>97.375</text:p>
          </table:table-cell>
          <table:table-cell office:value-type="float" office:value="0.112847222222222">
            <text:p>0.1128472222</text:p>
          </table:table-cell>
          <table:table-cell office:value-type="float" office:value="0.205625">
            <text:p>0.205625</text:p>
          </table:table-cell>
          <table:table-cell office:value-type="float" office:value="0.169938917975567">
            <text:p>0.169938918</text:p>
          </table:table-cell>
          <table:table-cell office:value-type="float" office:value="1.41992488908179">
            <text:p>1.4199248891</text:p>
          </table:table-cell>
          <table:table-cell office:value-type="float" office:value="1.802559515625">
            <text:p>1.8025595156</text:p>
          </table:table-cell>
          <table:table-cell office:value-type="float" office:value="1.65138951516619">
            <text:p>1.6513895152</text:p>
          </table:table-cell>
          <table:table-cell office:value-type="float" office:value="6.48274912163615">
            <text:p>6.4827491216</text:p>
          </table:table-cell>
          <table:table-cell office:value-type="float" office:value="3.70670698376348">
            <text:p>3.7067069838</text:p>
          </table:table-cell>
          <table:table-cell office:value-type="float" office:value="4.41631332806042">
            <text:p>4.416313328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120">
            <text:p>1120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98.5">
            <text:p>98.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79464285714286">
            <text:p>0.0879464286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22972265625">
            <text:p>1.322972265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22317575463789">
            <text:p>8.223175754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339">
            <text:p>1339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11.75">
            <text:p>111.7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34578043315907">
            <text:p>0.0834578043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30575411716411">
            <text:p>1.3057541172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64730484969381">
            <text:p>8.647304849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5">
            <text:p>355</text:p>
          </table:table-cell>
          <table:table-cell office:value-type="float" office:value="1103">
            <text:p>1103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111.875">
            <text:p>111.875</text:p>
          </table:table-cell>
          <table:table-cell office:value-type="float" office:value="0.254098360655738">
            <text:p>0.2540983607</text:p>
          </table:table-cell>
          <table:table-cell office:value-type="float" office:value="0.146478873239437">
            <text:p>0.1464788732</text:p>
          </table:table-cell>
          <table:table-cell office:value-type="float" office:value="0.101427923844062">
            <text:p>0.1014279238</text:p>
          </table:table-cell>
          <table:table-cell office:value-type="float" office:value="2.01589357699543">
            <text:p>2.015893577</text:p>
          </table:table-cell>
          <table:table-cell office:value-type="float" office:value="1.5547299345368">
            <text:p>1.5547299345</text:p>
          </table:table-cell>
          <table:table-cell office:value-type="float" office:value="1.37516147597544">
            <text:p>1.375161476</text:p>
          </table:table-cell>
          <table:table-cell office:value-type="float" office:value="3.06137594859294">
            <text:p>3.0613759486</text:p>
          </table:table-cell>
          <table:table-cell office:value-type="float" office:value="5.07074269514074">
            <text:p>5.0707426951</text:p>
          </table:table-cell>
          <table:table-cell office:value-type="float" office:value="7.17488326696661">
            <text:p>7.17488326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1045">
            <text:p>1045</text:p>
          </table:table-cell>
          <table:table-cell office:value-type="float" office:value="34.75">
            <text:p>34.75</text:p>
          </table:table-cell>
          <table:table-cell office:value-type="float" office:value="57.125">
            <text:p>57.125</text:p>
          </table:table-cell>
          <table:table-cell office:value-type="float" office:value="86.125">
            <text:p>86.125</text:p>
          </table:table-cell>
          <table:table-cell office:value-type="float" office:value="0.224193548387097">
            <text:p>0.2241935484</text:p>
          </table:table-cell>
          <table:table-cell office:value-type="float" office:value="0.158680555555556">
            <text:p>0.1586805556</text:p>
          </table:table-cell>
          <table:table-cell office:value-type="float" office:value="0.0824162679425837">
            <text:p>0.0824162679</text:p>
          </table:table-cell>
          <table:table-cell office:value-type="float" office:value="1.8831924037461">
            <text:p>1.8831924037</text:p>
          </table:table-cell>
          <table:table-cell office:value-type="float" office:value="1.60473380111883">
            <text:p>1.6047338011</text:p>
          </table:table-cell>
          <table:table-cell office:value-type="float" office:value="1.30177012259335">
            <text:p>1.3017701226</text:p>
          </table:table-cell>
          <table:table-cell office:value-type="float" office:value="3.42663289257146">
            <text:p>3.4266328926</text:p>
          </table:table-cell>
          <table:table-cell office:value-type="float" office:value="4.70626162552391">
            <text:p>4.7062616255</text:p>
          </table:table-cell>
          <table:table-cell office:value-type="float" office:value="8.75231946471039">
            <text:p>8.752319464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154">
            <text:p>1154</text:p>
          </table:table-cell>
          <table:table-cell office:value-type="float" office:value="35">
            <text:p>35</text:p>
          </table:table-cell>
          <table:table-cell office:value-type="float" office:value="82.5">
            <text:p>82.5</text:p>
          </table:table-cell>
          <table:table-cell office:value-type="float" office:value="104.25">
            <text:p>104.25</text:p>
          </table:table-cell>
          <table:table-cell office:value-type="float" office:value="0.196629213483146">
            <text:p>0.1966292135</text:p>
          </table:table-cell>
          <table:table-cell office:value-type="float" office:value="0.191860465116279">
            <text:p>0.1918604651</text:p>
          </table:table-cell>
          <table:table-cell office:value-type="float" office:value="0.0903379549393414">
            <text:p>0.0903379549</text:p>
          </table:table-cell>
          <table:table-cell office:value-type="float" office:value="1.76398182047721">
            <text:p>1.7639818205</text:p>
          </table:table-cell>
          <table:table-cell office:value-type="float" office:value="1.74366008653326">
            <text:p>1.7436600865</text:p>
          </table:table-cell>
          <table:table-cell office:value-type="float" office:value="1.33217829664884">
            <text:p>1.3321782966</text:p>
          </table:table-cell>
          <table:table-cell office:value-type="float" office:value="3.86135884870175">
            <text:p>3.8613588487</text:p>
          </table:table-cell>
          <table:table-cell office:value-type="float" office:value="3.94920774164228">
            <text:p>3.9492077416</text:p>
          </table:table-cell>
          <table:table-cell office:value-type="float" office:value="8.01440195395274">
            <text:p>8.01440195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85">
            <text:p>485</text:p>
          </table:table-cell>
          <table:table-cell office:value-type="float" office:value="1377">
            <text:p>1377</text:p>
          </table:table-cell>
          <table:table-cell office:value-type="float" office:value="37.875">
            <text:p>37.875</text:p>
          </table:table-cell>
          <table:table-cell office:value-type="float" office:value="18.75">
            <text:p>18.75</text:p>
          </table:table-cell>
          <table:table-cell office:value-type="float" office:value="52.75">
            <text:p>52.75</text:p>
          </table:table-cell>
          <table:table-cell office:value-type="float" office:value="0.150297619047619">
            <text:p>0.150297619</text:p>
          </table:table-cell>
          <table:table-cell office:value-type="float" office:value="0.038659793814433">
            <text:p>0.0386597938</text:p>
          </table:table-cell>
          <table:table-cell office:value-type="float" office:value="0.0383079157588962">
            <text:p>0.0383079158</text:p>
          </table:table-cell>
          <table:table-cell office:value-type="float" office:value="1.57031684027778">
            <text:p>1.5703168403</text:p>
          </table:table-cell>
          <table:table-cell office:value-type="float" office:value="1.13823865447975">
            <text:p>1.1382386545</text:p>
          </table:table-cell>
          <table:table-cell office:value-type="float" office:value="1.13695399811933">
            <text:p>1.1369539981</text:p>
          </table:table-cell>
          <table:table-cell office:value-type="float" office:value="4.95031906453277">
            <text:p>4.9503190645</text:p>
          </table:table-cell>
          <table:table-cell office:value-type="float" office:value="18.2737897199839">
            <text:p>18.27378972</text:p>
          </table:table-cell>
          <table:table-cell office:value-type="float" office:value="18.4385001847394">
            <text:p>18.438500184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430">
            <text:p>1430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102.125">
            <text:p>102.12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714160839160839">
            <text:p>0.0714160839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5995279750844">
            <text:p>1.2599527975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0483467335004">
            <text:p>10.048346733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725">
            <text:p>725</text:p>
          </table:table-cell>
          <table:table-cell office:value-type="float" office:value="1762">
            <text:p>1762</text:p>
          </table:table-cell>
          <table:table-cell office:value-type="float" office:value="74.25">
            <text:p>74.25</text:p>
          </table:table-cell>
          <table:table-cell office:value-type="float" office:value="65.5">
            <text:p>65.5</text:p>
          </table:table-cell>
          <table:table-cell office:value-type="float" office:value="139.5">
            <text:p>139.5</text:p>
          </table:table-cell>
          <table:table-cell office:value-type="float" office:value="0.223644578313253">
            <text:p>0.2236445783</text:p>
          </table:table-cell>
          <table:table-cell office:value-type="float" office:value="0.0903448275862069">
            <text:p>0.0903448276</text:p>
          </table:table-cell>
          <table:table-cell office:value-type="float" office:value="0.0791713961407492">
            <text:p>0.0791713961</text:p>
          </table:table-cell>
          <table:table-cell office:value-type="float" office:value="1.88078914301785">
            <text:p>1.880789143</text:p>
          </table:table-cell>
          <table:table-cell office:value-type="float" office:value="1.33220478478002">
            <text:p>1.3322047848</text:p>
          </table:table-cell>
          <table:table-cell office:value-type="float" office:value="1.2893853820277">
            <text:p>1.289385382</text:p>
          </table:table-cell>
          <table:table-cell office:value-type="float" office:value="3.43424788957348">
            <text:p>3.4342478896</text:p>
          </table:table-cell>
          <table:table-cell office:value-type="float" office:value="8.013817908483">
            <text:p>8.0138179085</text:p>
          </table:table-cell>
          <table:table-cell office:value-type="float" office:value="9.09719320784062">
            <text:p>9.097193207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708">
            <text:p>708</text:p>
          </table:table-cell>
          <table:table-cell office:value-type="float" office:value="1602">
            <text:p>1602</text:p>
          </table:table-cell>
          <table:table-cell office:value-type="float" office:value="64.75">
            <text:p>64.75</text:p>
          </table:table-cell>
          <table:table-cell office:value-type="float" office:value="119.5">
            <text:p>119.5</text:p>
          </table:table-cell>
          <table:table-cell office:value-type="float" office:value="185">
            <text:p>185</text:p>
          </table:table-cell>
          <table:table-cell office:value-type="float" office:value="0.186063218390805">
            <text:p>0.1860632184</text:p>
          </table:table-cell>
          <table:table-cell office:value-type="float" office:value="0.168785310734463">
            <text:p>0.1687853107</text:p>
          </table:table-cell>
          <table:table-cell office:value-type="float" office:value="0.115480649188514">
            <text:p>0.1154806492</text:p>
          </table:table-cell>
          <table:table-cell office:value-type="float" office:value="1.71907552599419">
            <text:p>1.719075526</text:p>
          </table:table-cell>
          <table:table-cell office:value-type="float" office:value="1.64658601056529">
            <text:p>1.6465860106</text:p>
          </table:table-cell>
          <table:table-cell office:value-type="float" office:value="1.43032040162032">
            <text:p>1.4303204016</text:p>
          </table:table-cell>
          <table:table-cell office:value-type="float" office:value="4.06205340535921">
            <text:p>4.0620534054</text:p>
          </table:table-cell>
          <table:table-cell office:value-type="float" office:value="4.44424787809485">
            <text:p>4.4442478781</text:p>
          </table:table-cell>
          <table:table-cell office:value-type="float" office:value="6.34254218444843">
            <text:p>6.342542184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21">
            <text:p>821</text:p>
          </table:table-cell>
          <table:table-cell office:value-type="float" office:value="2121">
            <text:p>2121</text:p>
          </table:table-cell>
          <table:table-cell office:value-type="float" office:value="13.75">
            <text:p>13.75</text:p>
          </table:table-cell>
          <table:table-cell office:value-type="float" office:value="189.625">
            <text:p>189.625</text:p>
          </table:table-cell>
          <table:table-cell office:value-type="float" office:value="167">
            <text:p>167</text:p>
          </table:table-cell>
          <table:table-cell office:value-type="float" office:value="0.0376712328767123">
            <text:p>0.0376712329</text:p>
          </table:table-cell>
          <table:table-cell office:value-type="float" office:value="0.230968331303289">
            <text:p>0.2309683313</text:p>
          </table:table-cell>
          <table:table-cell office:value-type="float" office:value="0.0787364450730787">
            <text:p>0.0787364451</text:p>
          </table:table-cell>
          <table:table-cell office:value-type="float" office:value="1.13463079376994">
            <text:p>1.1346307938</text:p>
          </table:table-cell>
          <table:table-cell office:value-type="float" office:value="1.91294804488896">
            <text:p>1.9129480449</text:p>
          </table:table-cell>
          <table:table-cell office:value-type="float" office:value="1.28772843620996">
            <text:p>1.2877284362</text:p>
          </table:table-cell>
          <table:table-cell office:value-type="float" office:value="18.7443446228369">
            <text:p>18.7443446228</text:p>
          </table:table-cell>
          <table:table-cell office:value-type="float" office:value="3.3356277272621">
            <text:p>3.3356277273</text:p>
          </table:table-cell>
          <table:table-cell office:value-type="float" office:value="9.14558043558964">
            <text:p>9.145580435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32">
            <text:p>832</text:p>
          </table:table-cell>
          <table:table-cell office:value-type="float" office:value="2354">
            <text:p>2354</text:p>
          </table:table-cell>
          <table:table-cell office:value-type="float" office:value="51.625">
            <text:p>51.625</text:p>
          </table:table-cell>
          <table:table-cell office:value-type="float" office:value="324.75">
            <text:p>324.75</text:p>
          </table:table-cell>
          <table:table-cell office:value-type="float" office:value="193.75">
            <text:p>193.75</text:p>
          </table:table-cell>
          <table:table-cell office:value-type="float" office:value="0.150950292397661">
            <text:p>0.1509502924</text:p>
          </table:table-cell>
          <table:table-cell office:value-type="float" office:value="0.390324519230769">
            <text:p>0.3903245192</text:p>
          </table:table-cell>
          <table:table-cell office:value-type="float" office:value="0.0823067119796092">
            <text:p>0.082306712</text:p>
          </table:table-cell>
          <table:table-cell office:value-type="float" office:value="1.57298656531069">
            <text:p>1.5729865653</text:p>
          </table:table-cell>
          <table:table-cell office:value-type="float" office:value="2.66474814872065">
            <text:p>2.6647481487</text:p>
          </table:table-cell>
          <table:table-cell office:value-type="float" office:value="1.30135130580894">
            <text:p>1.3013513058</text:p>
          </table:table-cell>
          <table:table-cell office:value-type="float" office:value="4.93034586701613">
            <text:p>4.930345867</text:p>
          </table:table-cell>
          <table:table-cell office:value-type="float" office:value="2.1033959382304">
            <text:p>2.1033959382</text:p>
          </table:table-cell>
          <table:table-cell office:value-type="float" office:value="8.76352003080118">
            <text:p>8.763520030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49">
            <text:p>1049</text:p>
          </table:table-cell>
          <table:table-cell office:value-type="float" office:value="2268">
            <text:p>2268</text:p>
          </table:table-cell>
          <table:table-cell office:value-type="float" office:value="77.625">
            <text:p>77.625</text:p>
          </table:table-cell>
          <table:table-cell office:value-type="float" office:value="25.5">
            <text:p>25.5</text:p>
          </table:table-cell>
          <table:table-cell office:value-type="float" office:value="66.25">
            <text:p>66.25</text:p>
          </table:table-cell>
          <table:table-cell office:value-type="float" office:value="0.236661585365854">
            <text:p>0.2366615854</text:p>
          </table:table-cell>
          <table:table-cell office:value-type="float" office:value="0.0243088655862726">
            <text:p>0.0243088656</text:p>
          </table:table-cell>
          <table:table-cell office:value-type="float" office:value="0.029210758377425">
            <text:p>0.0292107584</text:p>
          </table:table-cell>
          <table:table-cell office:value-type="float" office:value="1.93809261251673">
            <text:p>1.9380926125</text:p>
          </table:table-cell>
          <table:table-cell office:value-type="float" office:value="1.08623923460629">
            <text:p>1.0862392346</text:p>
          </table:table-cell>
          <table:table-cell office:value-type="float" office:value="1.10391006039476">
            <text:p>1.1039100604</text:p>
          </table:table-cell>
          <table:table-cell office:value-type="float" office:value="3.26316699508412">
            <text:p>3.2631669951</text:p>
          </table:table-cell>
          <table:table-cell office:value-type="float" office:value="28.8593585145862">
            <text:p>28.8593585146</text:p>
          </table:table-cell>
          <table:table-cell office:value-type="float" office:value="24.0740849302131">
            <text:p>24.074084930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144">
            <text:p>1144</text:p>
          </table:table-cell>
          <table:table-cell office:value-type="float" office:value="2726">
            <text:p>2726</text:p>
          </table:table-cell>
          <table:table-cell office:value-type="float" office:value="96.25">
            <text:p>96.25</text:p>
          </table:table-cell>
          <table:table-cell office:value-type="float" office:value="185.5">
            <text:p>185.5</text:p>
          </table:table-cell>
          <table:table-cell office:value-type="float" office:value="92.375">
            <text:p>92.375</text:p>
          </table:table-cell>
          <table:table-cell office:value-type="float" office:value="0.267361111111111">
            <text:p>0.2673611111</text:p>
          </table:table-cell>
          <table:table-cell office:value-type="float" office:value="0.16215034965035">
            <text:p>0.1621503497</text:p>
          </table:table-cell>
          <table:table-cell office:value-type="float" office:value="0.0338866471019809">
            <text:p>0.0338866471</text:p>
          </table:table-cell>
          <table:table-cell office:value-type="float" office:value="2.07586853780864">
            <text:p>2.0758685378</text:p>
          </table:table-cell>
          <table:table-cell office:value-type="float" office:value="1.61905998612402">
            <text:p>1.6190599861</text:p>
          </table:table-cell>
          <table:table-cell office:value-type="float" office:value="1.12085394236649">
            <text:p>1.1208539424</text:p>
          </table:table-cell>
          <table:table-cell office:value-type="float" office:value="2.92545086156175">
            <text:p>2.9254508616</text:p>
          </table:table-cell>
          <table:table-cell office:value-type="float" office:value="4.61261580235735">
            <text:p>4.6126158024</text:p>
          </table:table-cell>
          <table:table-cell office:value-type="float" office:value="20.7995251632231">
            <text:p>20.799525163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60">
            <text:p>1160</text:p>
          </table:table-cell>
          <table:table-cell office:value-type="float" office:value="2908">
            <text:p>2908</text:p>
          </table:table-cell>
          <table:table-cell office:value-type="float" office:value="121.375">
            <text:p>121.375</text:p>
          </table:table-cell>
          <table:table-cell office:value-type="float" office:value="24">
            <text:p>24</text:p>
          </table:table-cell>
          <table:table-cell office:value-type="float" office:value="187.875">
            <text:p>187.875</text:p>
          </table:table-cell>
          <table:table-cell office:value-type="float" office:value="0.32627688172043">
            <text:p>0.3262768817</text:p>
          </table:table-cell>
          <table:table-cell office:value-type="float" office:value="0.0206896551724138">
            <text:p>0.0206896552</text:p>
          </table:table-cell>
          <table:table-cell office:value-type="float" office:value="0.0646062585969739">
            <text:p>0.0646062586</text:p>
          </table:table-cell>
          <table:table-cell office:value-type="float" office:value="2.35062402897011">
            <text:p>2.350624029</text:p>
          </table:table-cell>
          <table:table-cell office:value-type="float" office:value="1.07325279429251">
            <text:p>1.0732527943</text:p>
          </table:table-cell>
          <table:table-cell office:value-type="float" office:value="1.23430288364321">
            <text:p>1.2343028836</text:p>
          </table:table-cell>
          <table:table-cell office:value-type="float" office:value="2.45469858194636">
            <text:p>2.4546985819</text:p>
          </table:table-cell>
          <table:table-cell office:value-type="float" office:value="33.8475044392564">
            <text:p>33.8475044393</text:p>
          </table:table-cell>
          <table:table-cell office:value-type="float" office:value="11.0717507048809">
            <text:p>11.071750704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60">
            <text:p>660</text:p>
          </table:table-cell>
          <table:table-cell office:value-type="float" office:value="1356">
            <text:p>1356</text:p>
          </table:table-cell>
          <table:table-cell office:value-type="float" office:value="3206">
            <text:p>3206</text:p>
          </table:table-cell>
          <table:table-cell office:value-type="float" office:value="64.5">
            <text:p>64.5</text:p>
          </table:table-cell>
          <table:table-cell office:value-type="float" office:value="109">
            <text:p>109</text:p>
          </table:table-cell>
          <table:table-cell office:value-type="float" office:value="247.25">
            <text:p>247.25</text:p>
          </table:table-cell>
          <table:table-cell office:value-type="float" office:value="0.0977272727272727">
            <text:p>0.0977272727</text:p>
          </table:table-cell>
          <table:table-cell office:value-type="float" office:value="0.0803834808259587">
            <text:p>0.0803834808</text:p>
          </table:table-cell>
          <table:table-cell office:value-type="float" office:value="0.0771210230817218">
            <text:p>0.0771210231</text:p>
          </table:table-cell>
          <table:table-cell office:value-type="float" office:value="1.36076466942149">
            <text:p>1.3607646694</text:p>
          </table:table-cell>
          <table:table-cell office:value-type="float" office:value="1.29400673071066">
            <text:p>1.2940067307</text:p>
          </table:table-cell>
          <table:table-cell office:value-type="float" office:value="1.28158097910032">
            <text:p>1.2815809791</text:p>
          </table:table-cell>
          <table:table-cell office:value-type="float" office:value="7.43385732998389">
            <text:p>7.43385733</text:p>
          </table:table-cell>
          <table:table-cell office:value-type="float" office:value="8.96511337691784">
            <text:p>8.9651133769</text:p>
          </table:table-cell>
          <table:table-cell office:value-type="float" office:value="9.33006780387427">
            <text:p>9.330067803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59">
            <text:p>759</text:p>
          </table:table-cell>
          <table:table-cell office:value-type="float" office:value="1428">
            <text:p>1428</text:p>
          </table:table-cell>
          <table:table-cell office:value-type="float" office:value="3270">
            <text:p>3270</text:p>
          </table:table-cell>
          <table:table-cell office:value-type="float" office:value="93.125">
            <text:p>93.125</text:p>
          </table:table-cell>
          <table:table-cell office:value-type="float" office:value="85.25">
            <text:p>85.25</text:p>
          </table:table-cell>
          <table:table-cell office:value-type="float" office:value="142.5">
            <text:p>142.5</text:p>
          </table:table-cell>
          <table:table-cell office:value-type="float" office:value="0.122694334650856">
            <text:p>0.1226943347</text:p>
          </table:table-cell>
          <table:table-cell office:value-type="float" office:value="0.0596988795518207">
            <text:p>0.0596988796</text:p>
          </table:table-cell>
          <table:table-cell office:value-type="float" office:value="0.0435779816513761">
            <text:p>0.0435779817</text:p>
          </table:table-cell>
          <table:table-cell office:value-type="float" office:value="1.45893581479861">
            <text:p>1.4589358148</text:p>
          </table:table-cell>
          <table:table-cell office:value-type="float" office:value="1.21593143262207">
            <text:p>1.2159314326</text:p>
          </table:table-cell>
          <table:table-cell office:value-type="float" office:value="1.15624505513004">
            <text:p>1.1562450551</text:p>
          </table:table-cell>
          <table:table-cell office:value-type="float" office:value="5.98927229254076">
            <text:p>5.9892722925</text:p>
          </table:table-cell>
          <table:table-cell office:value-type="float" office:value="11.9539478918345">
            <text:p>11.9539478918</text:p>
          </table:table-cell>
          <table:table-cell office:value-type="float" office:value="16.250013527756">
            <text:p>16.250013527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98">
            <text:p>798</text:p>
          </table:table-cell>
          <table:table-cell office:value-type="float" office:value="1590">
            <text:p>1590</text:p>
          </table:table-cell>
          <table:table-cell office:value-type="float" office:value="3799">
            <text:p>3799</text:p>
          </table:table-cell>
          <table:table-cell office:value-type="float" office:value="24.375">
            <text:p>24.375</text:p>
          </table:table-cell>
          <table:table-cell office:value-type="float" office:value="116.75">
            <text:p>116.75</text:p>
          </table:table-cell>
          <table:table-cell office:value-type="float" office:value="153.125">
            <text:p>153.125</text:p>
          </table:table-cell>
          <table:table-cell office:value-type="float" office:value="0.0305451127819549">
            <text:p>0.0305451128</text:p>
          </table:table-cell>
          <table:table-cell office:value-type="float" office:value="0.0734276729559748">
            <text:p>0.073427673</text:p>
          </table:table-cell>
          <table:table-cell office:value-type="float" office:value="0.0403066596472756">
            <text:p>0.0403066596</text:p>
          </table:table-cell>
          <table:table-cell office:value-type="float" office:value="1.10873658240997">
            <text:p>1.1087365824</text:p>
          </table:table-cell>
          <table:table-cell office:value-type="float" office:value="1.26756443673114">
            <text:p>1.2675644367</text:p>
          </table:table-cell>
          <table:table-cell office:value-type="float" office:value="1.14425757731683">
            <text:p>1.1442575773</text:p>
          </table:table-cell>
          <table:table-cell office:value-type="float" office:value="23.0374079826199">
            <text:p>23.0374079826</text:p>
          </table:table-cell>
          <table:table-cell office:value-type="float" office:value="9.78234417557264">
            <text:p>9.7823441756</text:p>
          </table:table-cell>
          <table:table-cell office:value-type="float" office:value="17.5411312339723">
            <text:p>17.54113123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848">
            <text:p>848</text:p>
          </table:table-cell>
          <table:table-cell office:value-type="float" office:value="1708">
            <text:p>1708</text:p>
          </table:table-cell>
          <table:table-cell office:value-type="float" office:value="3790">
            <text:p>3790</text:p>
          </table:table-cell>
          <table:table-cell office:value-type="float" office:value="42.25">
            <text:p>42.25</text:p>
          </table:table-cell>
          <table:table-cell office:value-type="float" office:value="141.125">
            <text:p>141.125</text:p>
          </table:table-cell>
          <table:table-cell office:value-type="float" office:value="323.375">
            <text:p>323.375</text:p>
          </table:table-cell>
          <table:table-cell office:value-type="float" office:value="0.0498231132075472">
            <text:p>0.0498231132</text:p>
          </table:table-cell>
          <table:table-cell office:value-type="float" office:value="0.0826258782201405">
            <text:p>0.0826258782</text:p>
          </table:table-cell>
          <table:table-cell office:value-type="float" office:value="0.0853232189973615">
            <text:p>0.085323219</text:p>
          </table:table-cell>
          <table:table-cell office:value-type="float" office:value="1.17924628774141">
            <text:p>1.1792462877</text:p>
          </table:table-cell>
          <table:table-cell office:value-type="float" office:value="1.30257156384372">
            <text:p>1.3025715638</text:p>
          </table:table-cell>
          <table:table-cell office:value-type="float" office:value="1.31290016782291">
            <text:p>1.3129001678</text:p>
          </table:table-cell>
          <table:table-cell office:value-type="float" office:value="14.2559263646782">
            <text:p>14.2559263647</text:p>
          </table:table-cell>
          <table:table-cell office:value-type="float" office:value="8.73097248021761">
            <text:p>8.7309724802</text:p>
          </table:table-cell>
          <table:table-cell office:value-type="float" office:value="8.46562608178719">
            <text:p>8.465626081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76">
            <text:p>876</text:p>
          </table:table-cell>
          <table:table-cell office:value-type="float" office:value="1774">
            <text:p>1774</text:p>
          </table:table-cell>
          <table:table-cell office:value-type="float" office:value="4098">
            <text:p>4098</text:p>
          </table:table-cell>
          <table:table-cell office:value-type="float" office:value="86.25">
            <text:p>86.25</text:p>
          </table:table-cell>
          <table:table-cell office:value-type="float" office:value="111">
            <text:p>111</text:p>
          </table:table-cell>
          <table:table-cell office:value-type="float" office:value="134.25">
            <text:p>134.25</text:p>
          </table:table-cell>
          <table:table-cell office:value-type="float" office:value="0.098458904109589">
            <text:p>0.0984589041</text:p>
          </table:table-cell>
          <table:table-cell office:value-type="float" office:value="0.0625704622322435">
            <text:p>0.0625704622</text:p>
          </table:table-cell>
          <table:table-cell office:value-type="float" office:value="0.0327598828696925">
            <text:p>0.0327598829</text:p>
          </table:table-cell>
          <table:table-cell office:value-type="float" office:value="1.36360670974855">
            <text:p>1.3636067097</text:p>
          </table:table-cell>
          <table:table-cell office:value-type="float" office:value="1.22667014079101">
            <text:p>1.2266701408</text:p>
          </table:table-cell>
          <table:table-cell office:value-type="float" office:value="1.11676308149817">
            <text:p>1.1167630815</text:p>
          </table:table-cell>
          <table:table-cell office:value-type="float" office:value="7.38111444474382">
            <text:p>7.3811144447</text:p>
          </table:table-cell>
          <table:table-cell office:value-type="float" office:value="11.4209339100531">
            <text:p>11.4209339101</text:p>
          </table:table-cell>
          <table:table-cell office:value-type="float" office:value="21.5031261671314">
            <text:p>21.503126167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882">
            <text:p>882</text:p>
          </table:table-cell>
          <table:table-cell office:value-type="float" office:value="1850">
            <text:p>1850</text:p>
          </table:table-cell>
          <table:table-cell office:value-type="float" office:value="4967">
            <text:p>4967</text:p>
          </table:table-cell>
          <table:table-cell office:value-type="float" office:value="30.875">
            <text:p>30.875</text:p>
          </table:table-cell>
          <table:table-cell office:value-type="float" office:value="166.25">
            <text:p>166.25</text:p>
          </table:table-cell>
          <table:table-cell office:value-type="float" office:value="89.625">
            <text:p>89.625</text:p>
          </table:table-cell>
          <table:table-cell office:value-type="float" office:value="0.0350056689342404">
            <text:p>0.0350056689</text:p>
          </table:table-cell>
          <table:table-cell office:value-type="float" office:value="0.0898648648648649">
            <text:p>0.0898648649</text:p>
          </table:table-cell>
          <table:table-cell office:value-type="float" office:value="0.018044091000604">
            <text:p>0.018044091</text:p>
          </table:table-cell>
          <table:table-cell office:value-type="float" office:value="1.12492161911061">
            <text:p>1.1249216191</text:p>
          </table:table-cell>
          <table:table-cell office:value-type="float" office:value="1.3303553871439">
            <text:p>1.3303553871</text:p>
          </table:table-cell>
          <table:table-cell office:value-type="float" office:value="1.06379247337339">
            <text:p>1.0637924734</text:p>
          </table:table-cell>
          <table:table-cell office:value-type="float" office:value="20.1455842089128">
            <text:p>20.1455842089</text:p>
          </table:table-cell>
          <table:table-cell office:value-type="float" office:value="8.05482029245013">
            <text:p>8.05482029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42">
            <text:p>942</text:p>
          </table:table-cell>
          <table:table-cell office:value-type="float" office:value="1922">
            <text:p>1922</text:p>
          </table:table-cell>
          <table:table-cell office:value-type="float" office:value="3774">
            <text:p>3774</text:p>
          </table:table-cell>
          <table:table-cell office:value-type="float" office:value="31.25">
            <text:p>31.25</text:p>
          </table:table-cell>
          <table:table-cell office:value-type="float" office:value="126.25">
            <text:p>126.25</text:p>
          </table:table-cell>
          <table:table-cell office:value-type="float" office:value="179.875">
            <text:p>179.875</text:p>
          </table:table-cell>
          <table:table-cell office:value-type="float" office:value="0.0331740976645435">
            <text:p>0.0331740977</text:p>
          </table:table-cell>
          <table:table-cell office:value-type="float" office:value="0.0656867845993756">
            <text:p>0.0656867846</text:p>
          </table:table-cell>
          <table:table-cell office:value-type="float" office:value="0.0476616322204558">
            <text:p>0.0476616322</text:p>
          </table:table-cell>
          <table:table-cell office:value-type="float" office:value="1.11826636250738">
            <text:p>1.1182663625</text:p>
          </table:table-cell>
          <table:table-cell office:value-type="float" office:value="1.23836066329298">
            <text:p>1.2383606633</text:p>
          </table:table-cell>
          <table:table-cell office:value-type="float" office:value="1.17126810989599">
            <text:p>1.1712681099</text:p>
          </table:table-cell>
          <table:table-cell office:value-type="float" office:value="21.2389171219001">
            <text:p>21.2389171219</text:p>
          </table:table-cell>
          <table:table-cell office:value-type="float" office:value="10.8952070026707">
            <text:p>10.8952070027</text:p>
          </table:table-cell>
          <table:table-cell office:value-type="float" office:value="14.8869694885465">
            <text:p>14.886969488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228">
            <text:p>1228</text:p>
          </table:table-cell>
          <table:table-cell office:value-type="float" office:value="2308">
            <text:p>2308</text:p>
          </table:table-cell>
          <table:table-cell office:value-type="float" office:value="4338">
            <text:p>4338</text:p>
          </table:table-cell>
          <table:table-cell office:value-type="float" office:value="118">
            <text:p>118</text:p>
          </table:table-cell>
          <table:table-cell office:value-type="float" office:value="99.375">
            <text:p>99.375</text:p>
          </table:table-cell>
          <table:table-cell office:value-type="float" office:value="155.875">
            <text:p>155.875</text:p>
          </table:table-cell>
          <table:table-cell office:value-type="float" office:value="0.0960912052117264">
            <text:p>0.0960912052</text:p>
          </table:table-cell>
          <table:table-cell office:value-type="float" office:value="0.0430567590987868">
            <text:p>0.0430567591</text:p>
          </table:table-cell>
          <table:table-cell office:value-type="float" office:value="0.0359324573536192">
            <text:p>0.0359324574</text:p>
          </table:table-cell>
          <table:table-cell office:value-type="float" office:value="1.35441691689037">
            <text:p>1.3544169169</text:p>
          </table:table-cell>
          <table:table-cell office:value-type="float" office:value="1.15433227047377">
            <text:p>1.1543322705</text:p>
          </table:table-cell>
          <table:table-cell office:value-type="float" office:value="1.12829423806095">
            <text:p>1.1282942381</text:p>
          </table:table-cell>
          <table:table-cell office:value-type="float" office:value="7.55470460342549">
            <text:p>7.5547046034</text:p>
          </table:table-cell>
          <table:table-cell office:value-type="float" office:value="16.4425909137362">
            <text:p>16.4425909137</text:p>
          </table:table-cell>
          <table:table-cell office:value-type="float" office:value="19.6348149887298">
            <text:p>19.634814988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8">
            <text:p>28</text:p>
          </table:table-cell>
          <table:table-cell office:value-type="float" office:value="1182">
            <text:p>1182</text:p>
          </table:table-cell>
          <table:table-cell office:value-type="float" office:value="2288">
            <text:p>2288</text:p>
          </table:table-cell>
          <table:table-cell office:value-type="float" office:value="4080">
            <text:p>4080</text:p>
          </table:table-cell>
          <table:table-cell office:value-type="float" office:value="102">
            <text:p>102</text:p>
          </table:table-cell>
          <table:table-cell office:value-type="float" office:value="155">
            <text:p>155</text:p>
          </table:table-cell>
          <table:table-cell office:value-type="float" office:value="235.75">
            <text:p>235.75</text:p>
          </table:table-cell>
          <table:table-cell office:value-type="float" office:value="0.0862944162436548">
            <text:p>0.0862944162</text:p>
          </table:table-cell>
          <table:table-cell office:value-type="float" office:value="0.0677447552447552">
            <text:p>0.0677447552</text:p>
          </table:table-cell>
          <table:table-cell office:value-type="float" office:value="0.057781862745098">
            <text:p>0.0577818627</text:p>
          </table:table-cell>
          <table:table-cell office:value-type="float" office:value="1.31662604035146">
            <text:p>1.3166260404</text:p>
          </table:table-cell>
          <table:table-cell office:value-type="float" office:value="1.24610177300846">
            <text:p>1.246101773</text:p>
          </table:table-cell>
          <table:table-cell office:value-type="float" office:value="1.20878045718594">
            <text:p>1.2087804572</text:p>
          </table:table-cell>
          <table:table-cell office:value-type="float" office:value="8.37414564317864">
            <text:p>8.3741456432</text:p>
          </table:table-cell>
          <table:table-cell office:value-type="float" office:value="10.5745343874445">
            <text:p>10.5745343874</text:p>
          </table:table-cell>
          <table:table-cell office:value-type="float" office:value="12.3392590122803">
            <text:p>12.339259012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312">
            <text:p>1312</text:p>
          </table:table-cell>
          <table:table-cell office:value-type="float" office:value="2343">
            <text:p>2343</text:p>
          </table:table-cell>
          <table:table-cell office:value-type="float" office:value="3774">
            <text:p>3774</text:p>
          </table:table-cell>
          <table:table-cell office:value-type="float" office:value="78.125">
            <text:p>78.125</text:p>
          </table:table-cell>
          <table:table-cell office:value-type="float" office:value="205.25">
            <text:p>205.25</text:p>
          </table:table-cell>
          <table:table-cell office:value-type="float" office:value="234.375">
            <text:p>234.375</text:p>
          </table:table-cell>
          <table:table-cell office:value-type="float" office:value="0.059546493902439">
            <text:p>0.0595464939</text:p>
          </table:table-cell>
          <table:table-cell office:value-type="float" office:value="0.0876013657703799">
            <text:p>0.0876013658</text:p>
          </table:table-cell>
          <table:table-cell office:value-type="float" office:value="0.0621025437201908">
            <text:p>0.0621025437</text:p>
          </table:table-cell>
          <table:table-cell office:value-type="float" office:value="1.21536246713324">
            <text:p>1.2153624671</text:p>
          </table:table-cell>
          <table:table-cell office:value-type="float" office:value="1.32164581879461">
            <text:p>1.3216458188</text:p>
          </table:table-cell>
          <table:table-cell office:value-type="float" office:value="1.22491808585624">
            <text:p>1.2249180859</text:p>
          </table:table-cell>
          <table:table-cell office:value-type="float" office:value="11.9836692419571">
            <text:p>11.983669242</text:p>
          </table:table-cell>
          <table:table-cell office:value-type="float" office:value="8.25423927555909">
            <text:p>8.2542392756</text:p>
          </table:table-cell>
          <table:table-cell office:value-type="float" office:value="11.5044267571441">
            <text:p>11.504426757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382">
            <text:p>1382</text:p>
          </table:table-cell>
          <table:table-cell office:value-type="float" office:value="2492">
            <text:p>2492</text:p>
          </table:table-cell>
          <table:table-cell office:value-type="float" office:value="4242">
            <text:p>4242</text:p>
          </table:table-cell>
          <table:table-cell office:value-type="float" office:value="174">
            <text:p>174</text:p>
          </table:table-cell>
          <table:table-cell office:value-type="float" office:value="211.125">
            <text:p>211.125</text:p>
          </table:table-cell>
          <table:table-cell office:value-type="float" office:value="307">
            <text:p>307</text:p>
          </table:table-cell>
          <table:table-cell office:value-type="float" office:value="0.125904486251809">
            <text:p>0.1259044863</text:p>
          </table:table-cell>
          <table:table-cell office:value-type="float" office:value="0.0847211075441413">
            <text:p>0.0847211075</text:p>
          </table:table-cell>
          <table:table-cell office:value-type="float" office:value="0.0723715228665724">
            <text:p>0.0723715229</text:p>
          </table:table-cell>
          <table:table-cell office:value-type="float" office:value="1.47173550361166">
            <text:p>1.4717355036</text:p>
          </table:table-cell>
          <table:table-cell office:value-type="float" office:value="1.31059210188897">
            <text:p>1.3105921019</text:p>
          </table:table-cell>
          <table:table-cell office:value-type="float" office:value="1.26356609918418">
            <text:p>1.2635660992</text:p>
          </table:table-cell>
          <table:table-cell office:value-type="float" office:value="5.84506675840755">
            <text:p>5.8450667584</text:p>
          </table:table-cell>
          <table:table-cell office:value-type="float" office:value="8.52339369982348">
            <text:p>8.5233936998</text:p>
          </table:table-cell>
          <table:table-cell office:value-type="float" office:value="9.92016117771849">
            <text:p>9.920161177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358">
            <text:p>1358</text:p>
          </table:table-cell>
          <table:table-cell office:value-type="float" office:value="2732">
            <text:p>2732</text:p>
          </table:table-cell>
          <table:table-cell office:value-type="float" office:value="4973">
            <text:p>4973</text:p>
          </table:table-cell>
          <table:table-cell office:value-type="float" office:value="89">
            <text:p>89</text:p>
          </table:table-cell>
          <table:table-cell office:value-type="float" office:value="124">
            <text:p>124</text:p>
          </table:table-cell>
          <table:table-cell office:value-type="float" office:value="198.125">
            <text:p>198.125</text:p>
          </table:table-cell>
          <table:table-cell office:value-type="float" office:value="0.0655375552282769">
            <text:p>0.0655375552</text:p>
          </table:table-cell>
          <table:table-cell office:value-type="float" office:value="0.0453879941434846">
            <text:p>0.0453879941</text:p>
          </table:table-cell>
          <table:table-cell office:value-type="float" office:value="0.0398401367383873">
            <text:p>0.0398401367</text:p>
          </table:table-cell>
          <table:table-cell office:value-type="float" office:value="1.23779997874376">
            <text:p>1.2377999787</text:p>
          </table:table-cell>
          <table:table-cell office:value-type="float" office:value="1.16289571672644">
            <text:p>1.1628957167</text:p>
          </table:table-cell>
          <table:table-cell office:value-type="float" office:value="1.14255146211521">
            <text:p>1.1425514621</text:p>
          </table:table-cell>
          <table:table-cell office:value-type="float" office:value="10.9192427529832">
            <text:p>10.919242753</text:p>
          </table:table-cell>
          <table:table-cell office:value-type="float" office:value="15.6156072759037">
            <text:p>15.6156072759</text:p>
          </table:table-cell>
          <table:table-cell office:value-type="float" office:value="17.7425299405123">
            <text:p>17.742529940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565">
            <text:p>1565</text:p>
          </table:table-cell>
          <table:table-cell office:value-type="float" office:value="2869">
            <text:p>2869</text:p>
          </table:table-cell>
          <table:table-cell office:value-type="float" office:value="4992">
            <text:p>4992</text:p>
          </table:table-cell>
          <table:table-cell office:value-type="float" office:value="113.875">
            <text:p>113.875</text:p>
          </table:table-cell>
          <table:table-cell office:value-type="float" office:value="186.375">
            <text:p>186.375</text:p>
          </table:table-cell>
          <table:table-cell office:value-type="float" office:value="254.875">
            <text:p>254.875</text:p>
          </table:table-cell>
          <table:table-cell office:value-type="float" office:value="0.0727635782747604">
            <text:p>0.0727635783</text:p>
          </table:table-cell>
          <table:table-cell office:value-type="float" office:value="0.0649616591146741">
            <text:p>0.0649616591</text:p>
          </table:table-cell>
          <table:table-cell office:value-type="float" office:value="0.0510566907051282">
            <text:p>0.0510566907</text:p>
          </table:table-cell>
          <table:table-cell office:value-type="float" office:value="1.26504981907542">
            <text:p>1.2650498191</text:p>
          </table:table-cell>
          <table:table-cell office:value-type="float" office:value="1.23563704052502">
            <text:p>1.2356370405</text:p>
          </table:table-cell>
          <table:table-cell office:value-type="float" office:value="1.18380771737284">
            <text:p>1.1838077174</text:p>
          </table:table-cell>
          <table:table-cell office:value-type="float" office:value="9.86853514412462">
            <text:p>9.8685351441</text:p>
          </table:table-cell>
          <table:table-cell office:value-type="float" office:value="11.0130349814041">
            <text:p>11.0130349814</text:p>
          </table:table-cell>
          <table:table-cell office:value-type="float" office:value="13.9197276880174">
            <text:p>13.91972768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761">
            <text:p>1761</text:p>
          </table:table-cell>
          <table:table-cell office:value-type="float" office:value="3043">
            <text:p>3043</text:p>
          </table:table-cell>
          <table:table-cell office:value-type="float" office:value="5846">
            <text:p>5846</text:p>
          </table:table-cell>
          <table:table-cell office:value-type="float" office:value="83.25">
            <text:p>83.25</text:p>
          </table:table-cell>
          <table:table-cell office:value-type="float" office:value="126.5">
            <text:p>126.5</text:p>
          </table:table-cell>
          <table:table-cell office:value-type="float" office:value="182.75">
            <text:p>182.75</text:p>
          </table:table-cell>
          <table:table-cell office:value-type="float" office:value="0.0472742759795571">
            <text:p>0.047274276</text:p>
          </table:table-cell>
          <table:table-cell office:value-type="float" office:value="0.0415708182714427">
            <text:p>0.0415708183</text:p>
          </table:table-cell>
          <table:table-cell office:value-type="float" office:value="0.0312606910708177">
            <text:p>0.0312606911</text:p>
          </table:table-cell>
          <table:table-cell office:value-type="float" office:value="1.16984028598046">
            <text:p>1.169840286</text:p>
          </table:table-cell>
          <table:table-cell office:value-type="float" office:value="1.14888500449629">
            <text:p>1.1488850045</text:p>
          </table:table-cell>
          <table:table-cell office:value-type="float" office:value="1.11132779112806">
            <text:p>1.1113277911</text:p>
          </table:table-cell>
          <table:table-cell office:value-type="float" office:value="15.0061540644417">
            <text:p>15.0061540644</text:p>
          </table:table-cell>
          <table:table-cell office:value-type="float" office:value="17.018109303571">
            <text:p>17.0181093036</text:p>
          </table:table-cell>
          <table:table-cell office:value-type="float" office:value="22.5179196146908">
            <text:p>22.517919614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780">
            <text:p>1780</text:p>
          </table:table-cell>
          <table:table-cell office:value-type="float" office:value="3168">
            <text:p>3168</text:p>
          </table:table-cell>
          <table:table-cell office:value-type="float" office:value="6601">
            <text:p>6601</text:p>
          </table:table-cell>
          <table:table-cell office:value-type="float" office:value="66">
            <text:p>66</text:p>
          </table:table-cell>
          <table:table-cell office:value-type="float" office:value="64.5">
            <text:p>64.5</text:p>
          </table:table-cell>
          <table:table-cell office:value-type="float" office:value="94.375">
            <text:p>94.375</text:p>
          </table:table-cell>
          <table:table-cell office:value-type="float" office:value="0.0370786516853933">
            <text:p>0.0370786517</text:p>
          </table:table-cell>
          <table:table-cell office:value-type="float" office:value="0.0203598484848485">
            <text:p>0.0203598485</text:p>
          </table:table-cell>
          <table:table-cell office:value-type="float" office:value="0.0142970762005757">
            <text:p>0.0142970762</text:p>
          </table:table-cell>
          <table:table-cell office:value-type="float" office:value="1.13246994066406">
            <text:p>1.1324699407</text:p>
          </table:table-cell>
          <table:table-cell office:value-type="float" office:value="1.07207193562041">
            <text:p>1.0720719356</text:p>
          </table:table-cell>
          <table:table-cell office:value-type="float" office:value="1.05044040322227">
            <text:p>1.0504404032</text:p>
          </table:table-cell>
          <table:table-cell office:value-type="float" office:value="19.0384400564765">
            <text:p>19.0384400565</text:p>
          </table:table-cell>
          <table:table-cell office:value-type="float" office:value="34.3902197358531">
            <text:p>34.3902197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957">
            <text:p>1957</text:p>
          </table:table-cell>
          <table:table-cell office:value-type="float" office:value="3496">
            <text:p>3496</text:p>
          </table:table-cell>
          <table:table-cell office:value-type="float" office:value="6159">
            <text:p>6159</text:p>
          </table:table-cell>
          <table:table-cell office:value-type="float" office:value="90.5">
            <text:p>90.5</text:p>
          </table:table-cell>
          <table:table-cell office:value-type="float" office:value="1.125">
            <text:p>1.125</text:p>
          </table:table-cell>
          <table:table-cell office:value-type="float" office:value="-24.25">
            <text:p>-24.25</text:p>
          </table:table-cell>
          <table:table-cell office:value-type="float" office:value="0.0462442514052121">
            <text:p>0.0462442514</text:p>
          </table:table-cell>
          <table:table-cell office:value-type="float" office:value="0.000321796338672769">
            <text:p>0.0003217963</text:p>
          </table:table-cell>
          <table:table-cell office:value-type="float" office:value="-0.00393732748822861">
            <text:p>-0.0039373275</text:p>
          </table:table-cell>
          <table:table-cell office:value-type="float" office:value="1.16604640026278">
            <text:p>1.1660464003</text:p>
          </table:table-cell>
          <table:table-cell office:value-type="float" office:value="1.00112649014901">
            <text:p>1.0011264901</text:p>
          </table:table-cell>
          <table:table-cell office:value-type="float" office:value="0.986249738784789">
            <text:p>0.9862497388</text:p>
          </table:table-cell>
          <table:table-cell office:value-type="float" office:value="15.3327915160667">
            <text:p>15.33279151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064">
            <text:p>2064</text:p>
          </table:table-cell>
          <table:table-cell office:value-type="float" office:value="3422">
            <text:p>3422</text:p>
          </table:table-cell>
          <table:table-cell office:value-type="float" office:value="5583">
            <text:p>5583</text:p>
          </table:table-cell>
          <table:table-cell office:value-type="float" office:value="123.875">
            <text:p>123.875</text:p>
          </table:table-cell>
          <table:table-cell office:value-type="float" office:value="99.625">
            <text:p>99.625</text:p>
          </table:table-cell>
          <table:table-cell office:value-type="float" office:value="-83.875">
            <text:p>-83.875</text:p>
          </table:table-cell>
          <table:table-cell office:value-type="float" office:value="0.0600169573643411">
            <text:p>0.0600169574</text:p>
          </table:table-cell>
          <table:table-cell office:value-type="float" office:value="0.0291130917592051">
            <text:p>0.0291130918</text:p>
          </table:table-cell>
          <table:table-cell office:value-type="float" office:value="-0.0150232849722371">
            <text:p>-0.015023285</text:p>
          </table:table-cell>
          <table:table-cell office:value-type="float" office:value="1.21711933971089">
            <text:p>1.2171193397</text:p>
          </table:table-cell>
          <table:table-cell office:value-type="float" office:value="1.10355706249631">
            <text:p>1.1035570625</text:p>
          </table:table-cell>
          <table:table-cell office:value-type="float" office:value="0.94786087281623">
            <text:p>0.9478608728</text:p>
          </table:table-cell>
          <table:table-cell office:value-type="float" office:value="11.8923960586402">
            <text:p>11.8923960586</text:p>
          </table:table-cell>
          <table:table-cell office:value-type="float" office:value="24.1536954304538">
            <text:p>24.15369543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944">
            <text:p>1944</text:p>
          </table:table-cell>
          <table:table-cell office:value-type="float" office:value="3330">
            <text:p>3330</text:p>
          </table:table-cell>
          <table:table-cell office:value-type="float" office:value="5153">
            <text:p>5153</text:p>
          </table:table-cell>
          <table:table-cell office:value-type="float" office:value="147.375">
            <text:p>147.375</text:p>
          </table:table-cell>
          <table:table-cell office:value-type="float" office:value="229.125">
            <text:p>229.125</text:p>
          </table:table-cell>
          <table:table-cell office:value-type="float" office:value="42">
            <text:p>42</text:p>
          </table:table-cell>
          <table:table-cell office:value-type="float" office:value="0.0758101851851852">
            <text:p>0.0758101852</text:p>
          </table:table-cell>
          <table:table-cell office:value-type="float" office:value="0.0688063063063063">
            <text:p>0.0688063063</text:p>
          </table:table-cell>
          <table:table-cell office:value-type="float" office:value="0.00815059188822045">
            <text:p>0.0081505919</text:p>
          </table:table-cell>
          <table:table-cell office:value-type="float" office:value="1.27660012913666">
            <text:p>1.2766001291</text:p>
          </table:table-cell>
          <table:table-cell office:value-type="float" office:value="1.25010131533561">
            <text:p>1.2501013153</text:p>
          </table:table-cell>
          <table:table-cell office:value-type="float" office:value="1.0286572786191">
            <text:p>1.0286572786</text:p>
          </table:table-cell>
          <table:table-cell office:value-type="float" office:value="9.485546387479">
            <text:p>9.4855463875</text:p>
          </table:table-cell>
          <table:table-cell office:value-type="float" office:value="10.4166205165155">
            <text:p>10.41662051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 office:value-type="float" office:value="34">
            <text:p>34</text:p>
          </table:table-cell>
          <table:table-cell office:value-type="float" office:value="1966">
            <text:p>1966</text:p>
          </table:table-cell>
          <table:table-cell office:value-type="float" office:value="3168">
            <text:p>3168</text:p>
          </table:table-cell>
          <table:table-cell office:value-type="float" office:value="5526">
            <text:p>5526</text:p>
          </table:table-cell>
          <table:table-cell office:value-type="float" office:value="124.25">
            <text:p>124.25</text:p>
          </table:table-cell>
          <table:table-cell office:value-type="float" office:value="-50.625">
            <text:p>-50.625</text:p>
          </table:table-cell>
          <table:table-cell office:value-type="float" office:value="71.5">
            <text:p>71.5</text:p>
          </table:table-cell>
          <table:table-cell office:value-type="float" office:value="0.0631993896236012">
            <text:p>0.0631993896</text:p>
          </table:table-cell>
          <table:table-cell office:value-type="float" office:value="-0.0159801136363636">
            <text:p>-0.0159801136</text:p>
          </table:table-cell>
          <table:table-cell office:value-type="float" office:value="0.0129388346000724">
            <text:p>0.0129388346</text:p>
          </table:table-cell>
          <table:table-cell office:value-type="float" office:value="1.22902642286624">
            <text:p>1.2290264229</text:p>
          </table:table-cell>
          <table:table-cell office:value-type="float" office:value="0.944570115775116">
            <text:p>0.9445701158</text:p>
          </table:table-cell>
          <table:table-cell office:value-type="float" office:value="1.04561405144424">
            <text:p>1.0456140514</text:p>
          </table:table-cell>
          <table:table-cell office:value-type="float" office:value="11.3106585903733">
            <text:p>11.31065859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2225">
            <text:p>2225</text:p>
          </table:table-cell>
          <table:table-cell office:value-type="float" office:value="3507">
            <text:p>3507</text:p>
          </table:table-cell>
          <table:table-cell office:value-type="float" office:value="6063">
            <text:p>6063</text:p>
          </table:table-cell>
          <table:table-cell office:value-type="float" office:value="-300.625">
            <text:p>-300.625</text:p>
          </table:table-cell>
          <table:table-cell office:value-type="float" office:value="-117.625">
            <text:p>-117.625</text:p>
          </table:table-cell>
          <table:table-cell office:value-type="float" office:value="20">
            <text:p>20</text:p>
          </table:table-cell>
          <table:table-cell office:value-type="float" office:value="-0.135112359550562">
            <text:p>-0.1351123596</text:p>
          </table:table-cell>
          <table:table-cell office:value-type="float" office:value="-0.0335400627316795">
            <text:p>-0.0335400627</text:p>
          </table:table-cell>
          <table:table-cell office:value-type="float" office:value="0.0032986970146792">
            <text:p>0.003298697</text:p>
          </table:table-cell>
          <table:table-cell office:value-type="float" office:value="0.562887226991541">
            <text:p>0.562887227</text:p>
          </table:table-cell>
          <table:table-cell office:value-type="float" office:value="0.88481465462289">
            <text:p>0.8848146546</text:p>
          </table:table-cell>
          <table:table-cell office:value-type="float" office:value="1.01156676709929">
            <text:p>1.0115667671</text:p>
          </table:table-cell>
          <table:table-cell office:value-type="float" office:value="-4.77519860080729">
            <text:p>-4.7751986008</text:p>
          </table:table-cell>
          <table:table-cell office:value-type="float" office:value="-20.3177016632761">
            <text:p>-20.31770166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2" office:value-type="float" office:value="49">
            <text:p>49</text:p>
          </table:table-cell>
          <table:table-cell office:value-type="float" office:value="1540">
            <text:p>1540</text:p>
          </table:table-cell>
          <table:table-cell office:value-type="float" office:value="3342">
            <text:p>3342</text:p>
          </table:table-cell>
          <table:table-cell office:value-type="float" office:value="5605">
            <text:p>5605</text:p>
          </table:table-cell>
          <table:table-cell office:value-type="float" office:value="-261.5">
            <text:p>-261.5</text:p>
          </table:table-cell>
          <table:table-cell office:value-type="float" office:value="123.75">
            <text:p>123.75</text:p>
          </table:table-cell>
          <table:table-cell office:value-type="float" office:value="-101.625">
            <text:p>-101.625</text:p>
          </table:table-cell>
          <table:table-cell office:value-type="float" office:value="-0.169805194805195">
            <text:p>-0.1698051948</text:p>
          </table:table-cell>
          <table:table-cell office:value-type="float" office:value="0.0370287253141831">
            <text:p>0.0370287253</text:p>
          </table:table-cell>
          <table:table-cell office:value-type="float" office:value="-0.0181311329170384">
            <text:p>-0.0181311329</text:p>
          </table:table-cell>
          <table:table-cell office:value-type="float" office:value="0.462196074380165">
            <text:p>0.4621960744</text:p>
          </table:table-cell>
          <table:table-cell office:value-type="float" office:value="1.13228794653649">
            <text:p>1.1322879465</text:p>
          </table:table-cell>
          <table:table-cell office:value-type="float" office:value="0.937185361232842">
            <text:p>0.9371853612</text:p>
          </table:table-cell>
          <table:table-cell office:value-type="float" office:value="-3.72469733474929">
            <text:p>-3.7246973347</text:p>
          </table:table-cell>
          <table:table-cell office:value-type="float" office:value="19.0636481891334">
            <text:p>19.06364818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1050">
            <text:p>1050</text:p>
          </table:table-cell>
          <table:table-cell office:value-type="float" office:value="3325">
            <text:p>3325</text:p>
          </table:table-cell>
          <table:table-cell office:value-type="float" office:value="5723">
            <text:p>5723</text:p>
          </table:table-cell>
          <table:table-cell office:value-type="float" office:value="-45.25">
            <text:p>-45.25</text:p>
          </table:table-cell>
          <table:table-cell office:value-type="float" office:value="-37.5">
            <text:p>-37.5</text:p>
          </table:table-cell>
          <table:table-cell office:value-type="float" office:value="-150.25">
            <text:p>-150.25</text:p>
          </table:table-cell>
          <table:table-cell office:value-type="float" office:value="-0.0430952380952381">
            <text:p>-0.0430952381</text:p>
          </table:table-cell>
          <table:table-cell office:value-type="float" office:value="-0.0112781954887218">
            <text:p>-0.0112781955</text:p>
          </table:table-cell>
          <table:table-cell office:value-type="float" office:value="-0.0262537130875415">
            <text:p>-0.0262537131</text:p>
          </table:table-cell>
          <table:table-cell office:value-type="float" office:value="0.852806777777778">
            <text:p>0.8528067778</text:p>
          </table:table-cell>
          <table:table-cell office:value-type="float" office:value="0.960775623268698">
            <text:p>0.9607756233</text:p>
          </table:table-cell>
          <table:table-cell office:value-type="float" office:value="0.909462948797335">
            <text:p>0.9094629488</text:p>
          </table:table-cell>
          <table:table-cell office:value-type="float" office:value="-15.7349602057392">
            <text:p>-15.7349602057</text:p>
          </table:table-cell>
          <table:table-cell office:value-type="float" office:value="0">
            <text:p>0</text:p>
          </table:table-cell>
          <table:table-cell office:value-type="float" office:value="-26.0537620004068">
            <text:p>-26.053762000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81">
            <text:p>81</text:p>
          </table:table-cell>
          <table:table-cell office:value-type="float" office:value="735">
            <text:p>735</text:p>
          </table:table-cell>
          <table:table-cell office:value-type="float" office:value="3325">
            <text:p>3325</text:p>
          </table:table-cell>
          <table:table-cell office:value-type="float" office:value="5760">
            <text:p>5760</text:p>
          </table:table-cell>
          <table:table-cell office:value-type="float" office:value="179.375">
            <text:p>179.375</text:p>
          </table:table-cell>
          <table:table-cell office:value-type="float" office:value="-221.25">
            <text:p>-221.25</text:p>
          </table:table-cell>
          <table:table-cell office:value-type="float" office:value="17.375">
            <text:p>17.375</text:p>
          </table:table-cell>
          <table:table-cell office:value-type="float" office:value="0.244047619047619">
            <text:p>0.244047619</text:p>
          </table:table-cell>
          <table:table-cell office:value-type="float" office:value="-0.0665413533834587">
            <text:p>-0.0665413534</text:p>
          </table:table-cell>
          <table:table-cell office:value-type="float" office:value="0.00301649305555556">
            <text:p>0.0030164931</text:p>
          </table:table-cell>
          <table:table-cell office:value-type="float" office:value="1.97090277777778">
            <text:p>1.9709027778</text:p>
          </table:table-cell>
          <table:table-cell office:value-type="float" office:value="0.775783656509695">
            <text:p>0.7757836565</text:p>
          </table:table-cell>
          <table:table-cell office:value-type="float" office:value="1.01057556018594">
            <text:p>1.0105755602</text:p>
          </table:table-cell>
          <table:table-cell office:value-type="float" office:value="3.17418287951519">
            <text:p>3.1741828795</text:p>
          </table:table-cell>
          <table:table-cell office:value-type="float" office:value="-10.0662374315865">
            <text:p>-10.06623743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office:value-type="float" office:value="770">
            <text:p>770</text:p>
          </table:table-cell>
          <table:table-cell office:value-type="float" office:value="3444">
            <text:p>3444</text:p>
          </table:table-cell>
          <table:table-cell office:value-type="float" office:value="5883">
            <text:p>5883</text:p>
          </table:table-cell>
          <table:table-cell office:value-type="float" office:value="411.25">
            <text:p>411.25</text:p>
          </table:table-cell>
          <table:table-cell office:value-type="float" office:value="-82.5">
            <text:p>-82.5</text:p>
          </table:table-cell>
          <table:table-cell office:value-type="float" office:value="-207.625">
            <text:p>-207.625</text:p>
          </table:table-cell>
          <table:table-cell office:value-type="float" office:value="0.534090909090909">
            <text:p>0.5340909091</text:p>
          </table:table-cell>
          <table:table-cell office:value-type="float" office:value="-0.0239547038327526">
            <text:p>-0.0239547038</text:p>
          </table:table-cell>
          <table:table-cell office:value-type="float" office:value="-0.0352923678395377">
            <text:p>-0.0352923678</text:p>
          </table:table-cell>
          <table:table-cell office:value-type="float" office:value="3.42841425619835">
            <text:p>3.4284142562</text:p>
          </table:table-cell>
          <table:table-cell office:value-type="float" office:value="0.917283239143367">
            <text:p>0.9172832391</text:p>
          </table:table-cell>
          <table:table-cell office:value-type="float" office:value="0.878917992967952">
            <text:p>0.878917993</text:p>
          </table:table-cell>
          <table:table-cell office:value-type="float" office:value="1.61973752958355">
            <text:p>1.6197375296</text:p>
          </table:table-cell>
          <table:table-cell office:value-type="float" office:value="-28.5877700225554">
            <text:p>-28.5877700226</text:p>
          </table:table-cell>
          <table:table-cell office:value-type="float" office:value="-19.2914948774585">
            <text:p>-19.291494877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1120">
            <text:p>1120</text:p>
          </table:table-cell>
          <table:table-cell office:value-type="float" office:value="3256">
            <text:p>3256</text:p>
          </table:table-cell>
          <table:table-cell office:value-type="float" office:value="5723">
            <text:p>5723</text:p>
          </table:table-cell>
          <table:table-cell office:value-type="float" office:value="595">
            <text:p>595</text:p>
          </table:table-cell>
          <table:table-cell office:value-type="float" office:value="-397.75">
            <text:p>-397.75</text:p>
          </table:table-cell>
          <table:table-cell office:value-type="float" office:value="-222">
            <text:p>-222</text:p>
          </table:table-cell>
          <table:table-cell office:value-type="float" office:value="0.53125">
            <text:p>0.53125</text:p>
          </table:table-cell>
          <table:table-cell office:value-type="float" office:value="-0.122159090909091">
            <text:p>-0.1221590909</text:p>
          </table:table-cell>
          <table:table-cell office:value-type="float" office:value="-0.0387908439629565">
            <text:p>-0.038790844</text:p>
          </table:table-cell>
          <table:table-cell office:value-type="float" office:value="3.4125390625">
            <text:p>3.4125390625</text:p>
          </table:table-cell>
          <table:table-cell office:value-type="float" office:value="0.601691955061983">
            <text:p>0.6016919551</text:p>
          </table:table-cell>
          <table:table-cell office:value-type="float" office:value="0.867181316097355">
            <text:p>0.8671813161</text:p>
          </table:table-cell>
          <table:table-cell office:value-type="float" office:value="1.62678377379716">
            <text:p>1.6267837738</text:p>
          </table:table-cell>
          <table:table-cell office:value-type="float" office:value="-5.32003775790851">
            <text:p>-5.3200377579</text:p>
          </table:table-cell>
          <table:table-cell office:value-type="float" office:value="-17.5199759557288">
            <text:p>-17.519975955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1050">
            <text:p>1050</text:p>
          </table:table-cell>
          <table:table-cell office:value-type="float" office:value="3233">
            <text:p>3233</text:p>
          </table:table-cell>
          <table:table-cell office:value-type="float" office:value="6860">
            <text:p>6860</text:p>
          </table:table-cell>
          <table:table-cell office:value-type="float" office:value="-45.25">
            <text:p>-45.25</text:p>
          </table:table-cell>
          <table:table-cell office:value-type="float" office:value="-3">
            <text:p>-3</text:p>
          </table:table-cell>
          <table:table-cell office:value-type="float" office:value="2076.25">
            <text:p>2076.25</text:p>
          </table:table-cell>
          <table:table-cell office:value-type="float" office:value="-0.0430952380952381">
            <text:p>-0.0430952381</text:p>
          </table:table-cell>
          <table:table-cell office:value-type="float" office:value="-0.00092793071450665">
            <text:p>-0.0009279307</text:p>
          </table:table-cell>
          <table:table-cell office:value-type="float" office:value="0.302660349854227">
            <text:p>0.3026603499</text:p>
          </table:table-cell>
          <table:table-cell office:value-type="float" office:value="0.852806777777778">
            <text:p>0.8528067778</text:p>
          </table:table-cell>
          <table:table-cell office:value-type="float" office:value="0.996753930167832">
            <text:p>0.9967539302</text:p>
          </table:table-cell>
          <table:table-cell office:value-type="float" office:value="2.23885366774261">
            <text:p>2.2388536677</text:p>
          </table:table-cell>
          <table:table-cell office:value-type="float" office:value="-15.7349602057392">
            <text:p>-15.7349602057</text:p>
          </table:table-cell>
          <table:table-cell office:value-type="float" office:value="0">
            <text:p>0</text:p>
          </table:table-cell>
          <table:table-cell office:value-type="float" office:value="2.62150017094467">
            <text:p>2.621500170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2">
            <text:p>62</text:p>
          </table:table-cell>
          <table:table-cell office:value-type="float" office:value="735">
            <text:p>735</text:p>
          </table:table-cell>
          <table:table-cell office:value-type="float" office:value="3277">
            <text:p>3277</text:p>
          </table:table-cell>
          <table:table-cell office:value-type="float" office:value="11074">
            <text:p>11074</text:p>
          </table:table-cell>
          <table:table-cell office:value-type="float" office:value="179.375">
            <text:p>179.375</text:p>
          </table:table-cell>
          <table:table-cell office:value-type="float" office:value="391.25">
            <text:p>391.25</text:p>
          </table:table-cell>
          <table:table-cell office:value-type="float" office:value="2241.75">
            <text:p>2241.75</text:p>
          </table:table-cell>
          <table:table-cell office:value-type="float" office:value="0.244047619047619">
            <text:p>0.244047619</text:p>
          </table:table-cell>
          <table:table-cell office:value-type="float" office:value="0.119392737259689">
            <text:p>0.1193927373</text:p>
          </table:table-cell>
          <table:table-cell office:value-type="float" office:value="0.202433628318584">
            <text:p>0.2024336283</text:p>
          </table:table-cell>
          <table:table-cell office:value-type="float" office:value="1.97090277777778">
            <text:p>1.9709027778</text:p>
          </table:table-cell>
          <table:table-cell office:value-type="float" office:value="1.44581364680122">
            <text:p>1.4458136468</text:p>
          </table:table-cell>
          <table:table-cell office:value-type="float" office:value="1.78883727190853">
            <text:p>1.7888372719</text:p>
          </table:table-cell>
          <table:table-cell office:value-type="float" office:value="3.17418287951519">
            <text:p>3.1741828795</text:p>
          </table:table-cell>
          <table:table-cell office:value-type="float" office:value="6.14566608258067">
            <text:p>6.1456660826</text:p>
          </table:table-cell>
          <table:table-cell office:value-type="float" office:value="3.76000260409667">
            <text:p>3.760002604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70">
            <text:p>770</text:p>
          </table:table-cell>
          <table:table-cell office:value-type="float" office:value="3080">
            <text:p>3080</text:p>
          </table:table-cell>
          <table:table-cell office:value-type="float" office:value="15484">
            <text:p>15484</text:p>
          </table:table-cell>
          <table:table-cell office:value-type="float" office:value="411.25">
            <text:p>411.25</text:p>
          </table:table-cell>
          <table:table-cell office:value-type="float" office:value="-203.5">
            <text:p>-203.5</text:p>
          </table:table-cell>
          <table:table-cell office:value-type="float" office:value="1862">
            <text:p>1862</text:p>
          </table:table-cell>
          <table:table-cell office:value-type="float" office:value="0.534090909090909">
            <text:p>0.5340909091</text:p>
          </table:table-cell>
          <table:table-cell office:value-type="float" office:value="-0.0660714285714286">
            <text:p>-0.0660714286</text:p>
          </table:table-cell>
          <table:table-cell office:value-type="float" office:value="0.120253164556962">
            <text:p>0.1202531646</text:p>
          </table:table-cell>
          <table:table-cell office:value-type="float" office:value="3.42841425619835">
            <text:p>3.4284142562</text:p>
          </table:table-cell>
          <table:table-cell office:value-type="float" office:value="0.77730625">
            <text:p>0.77730625</text:p>
          </table:table-cell>
          <table:table-cell office:value-type="float" office:value="1.44922929017786">
            <text:p>1.4492292902</text:p>
          </table:table-cell>
          <table:table-cell office:value-type="float" office:value="1.61973752958355">
            <text:p>1.6197375296</text:p>
          </table:table-cell>
          <table:table-cell office:value-type="float" office:value="-10.1403546053818">
            <text:p>-10.1403546054</text:p>
          </table:table-cell>
          <table:table-cell office:value-type="float" office:value="6.10408185064938">
            <text:p>6.104081850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7">
            <text:p>47</text:p>
          </table:table-cell>
          <table:table-cell office:value-type="float" office:value="870">
            <text:p>870</text:p>
          </table:table-cell>
          <table:table-cell office:value-type="float" office:value="3136">
            <text:p>3136</text:p>
          </table:table-cell>
          <table:table-cell office:value-type="float" office:value="17640">
            <text:p>17640</text:p>
          </table:table-cell>
          <table:table-cell office:value-type="float" office:value="-147.75">
            <text:p>-147.75</text:p>
          </table:table-cell>
          <table:table-cell office:value-type="float" office:value="1633.875">
            <text:p>1633.875</text:p>
          </table:table-cell>
          <table:table-cell office:value-type="float" office:value="1384.25">
            <text:p>1384.25</text:p>
          </table:table-cell>
          <table:table-cell office:value-type="float" office:value="-0.169827586206897">
            <text:p>-0.1698275862</text:p>
          </table:table-cell>
          <table:table-cell office:value-type="float" office:value="0.521006058673469">
            <text:p>0.5210060587</text:p>
          </table:table-cell>
          <table:table-cell office:value-type="float" office:value="0.0784722222222222">
            <text:p>0.0784722222</text:p>
          </table:table-cell>
          <table:table-cell office:value-type="float" office:value="0.462132609988109">
            <text:p>0.46213261</text:p>
          </table:table-cell>
          <table:table-cell office:value-type="float" office:value="3.35555793917909">
            <text:p>3.3555579392</text:p>
          </table:table-cell>
          <table:table-cell office:value-type="float" office:value="1.28672224151235">
            <text:p>1.2867222415</text:p>
          </table:table-cell>
          <table:table-cell office:value-type="float" office:value="-3.72415757474323">
            <text:p>-3.7241575747</text:p>
          </table:table-cell>
          <table:table-cell office:value-type="float" office:value="1.65282180534183">
            <text:p>1.6528218053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609">
            <text:p>609</text:p>
          </table:table-cell>
          <table:table-cell office:value-type="float" office:value="4352">
            <text:p>4352</text:p>
          </table:table-cell>
          <table:table-cell office:value-type="float" office:value="20580">
            <text:p>20580</text:p>
          </table:table-cell>
          <table:table-cell office:value-type="float" office:value="91.625">
            <text:p>91.625</text:p>
          </table:table-cell>
          <table:table-cell office:value-type="float" office:value="744">
            <text:p>744</text:p>
          </table:table-cell>
          <table:table-cell office:value-type="float" office:value="992.25">
            <text:p>992.25</text:p>
          </table:table-cell>
          <table:table-cell office:value-type="float" office:value="0.150451559934319">
            <text:p>0.1504515599</text:p>
          </table:table-cell>
          <table:table-cell office:value-type="float" office:value="0.170955882352941">
            <text:p>0.1709558824</text:p>
          </table:table-cell>
          <table:table-cell office:value-type="float" office:value="0.0482142857142857">
            <text:p>0.0482142857</text:p>
          </table:table-cell>
          <table:table-cell office:value-type="float" office:value="1.57094637666799">
            <text:p>1.5709463767</text:p>
          </table:table-cell>
          <table:table-cell office:value-type="float" office:value="1.655628379109">
            <text:p>1.6556283791</text:p>
          </table:table-cell>
          <table:table-cell office:value-type="float" office:value="1.17330625">
            <text:p>1.17330625</text:p>
          </table:table-cell>
          <table:table-cell office:value-type="float" office:value="4.94559255249202">
            <text:p>4.9455925525</text:p>
          </table:table-cell>
          <table:table-cell office:value-type="float" office:value="4.3919996545333">
            <text:p>4.3919996545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638">
            <text:p>638</text:p>
          </table:table-cell>
          <table:table-cell office:value-type="float" office:value="5875">
            <text:p>5875</text:p>
          </table:table-cell>
          <table:table-cell office:value-type="float" office:value="19992">
            <text:p>19992</text:p>
          </table:table-cell>
          <table:table-cell office:value-type="float" office:value="340.75">
            <text:p>340.75</text:p>
          </table:table-cell>
          <table:table-cell office:value-type="float" office:value="118.75">
            <text:p>118.75</text:p>
          </table:table-cell>
          <table:table-cell office:value-type="float" office:value="232.75">
            <text:p>232.75</text:p>
          </table:table-cell>
          <table:table-cell office:value-type="float" office:value="0.534090909090909">
            <text:p>0.5340909091</text:p>
          </table:table-cell>
          <table:table-cell office:value-type="float" office:value="0.0202127659574468">
            <text:p>0.020212766</text:p>
          </table:table-cell>
          <table:table-cell office:value-type="float" office:value="0.0116421568627451">
            <text:p>0.0116421569</text:p>
          </table:table-cell>
          <table:table-cell office:value-type="float" office:value="3.42841425619835">
            <text:p>3.4284142562</text:p>
          </table:table-cell>
          <table:table-cell office:value-type="float" office:value="1.07154545043006">
            <text:p>1.0715454504</text:p>
          </table:table-cell>
          <table:table-cell office:value-type="float" office:value="1.04101320705978">
            <text:p>1.0410132071</text:p>
          </table:table-cell>
          <table:table-cell office:value-type="float" office:value="1.61973752958355">
            <text:p>1.6197375296</text:p>
          </table:table-cell>
          <table:table-cell office:value-type="float" office:value="34.6379624282177">
            <text:p>34.63796242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928">
            <text:p>928</text:p>
          </table:table-cell>
          <table:table-cell office:value-type="float" office:value="6475">
            <text:p>6475</text:p>
          </table:table-cell>
          <table:table-cell office:value-type="float" office:value="17052">
            <text:p>17052</text:p>
          </table:table-cell>
          <table:table-cell office:value-type="float" office:value="493">
            <text:p>493</text:p>
          </table:table-cell>
          <table:table-cell office:value-type="float" office:value="695.625">
            <text:p>695.625</text:p>
          </table:table-cell>
          <table:table-cell office:value-type="float" office:value="-453.25">
            <text:p>-453.25</text:p>
          </table:table-cell>
          <table:table-cell office:value-type="float" office:value="0.53125">
            <text:p>0.53125</text:p>
          </table:table-cell>
          <table:table-cell office:value-type="float" office:value="0.107432432432432">
            <text:p>0.1074324324</text:p>
          </table:table-cell>
          <table:table-cell office:value-type="float" office:value="-0.0265804597701149">
            <text:p>-0.0265804598</text:p>
          </table:table-cell>
          <table:table-cell office:value-type="float" office:value="3.4125390625">
            <text:p>3.4125390625</text:p>
          </table:table-cell>
          <table:table-cell office:value-type="float" office:value="1.39863529948868">
            <text:p>1.3986352995</text:p>
          </table:table-cell>
          <table:table-cell office:value-type="float" office:value="0.908353171654115">
            <text:p>0.9083531717</text:p>
          </table:table-cell>
          <table:table-cell office:value-type="float" office:value="1.62678377379716">
            <text:p>1.6267837738</text:p>
          </table:table-cell>
          <table:table-cell office:value-type="float" office:value="6.79261632847231">
            <text:p>6.7926163285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2030">
            <text:p>2030</text:p>
          </table:table-cell>
          <table:table-cell office:value-type="float" office:value="6335">
            <text:p>6335</text:p>
          </table:table-cell>
          <table:table-cell office:value-type="float" office:value="17640">
            <text:p>17640</text:p>
          </table:table-cell>
          <table:table-cell office:value-type="float" office:value="652.5">
            <text:p>652.5</text:p>
          </table:table-cell>
          <table:table-cell office:value-type="float" office:value="-188.125">
            <text:p>-188.125</text:p>
          </table:table-cell>
          <table:table-cell office:value-type="float" office:value="1384.25">
            <text:p>1384.25</text:p>
          </table:table-cell>
          <table:table-cell office:value-type="float" office:value="0.321428571428571">
            <text:p>0.3214285714</text:p>
          </table:table-cell>
          <table:table-cell office:value-type="float" office:value="-0.0296961325966851">
            <text:p>-0.0296961326</text:p>
          </table:table-cell>
          <table:table-cell office:value-type="float" office:value="0.0784722222222222">
            <text:p>0.0784722222</text:p>
          </table:table-cell>
          <table:table-cell office:value-type="float" office:value="2.3275">
            <text:p>2.3275</text:p>
          </table:table-cell>
          <table:table-cell office:value-type="float" office:value="0.897791982082354">
            <text:p>0.8977919821</text:p>
          </table:table-cell>
          <table:table-cell office:value-type="float" office:value="1.28672224151235">
            <text:p>1.2867222415</text:p>
          </table:table-cell>
          <table:table-cell office:value-type="float" office:value="2.48695317275598">
            <text:p>2.4869531728</text:p>
          </table:table-cell>
          <table:table-cell office:value-type="float" office:value="-22.9930134481706">
            <text:p>-22.9930134482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3">
            <text:p>3</text:p>
          </table:table-cell>
          <table:table-cell office:value-type="float" office:value="128">
            <text:p>128</text:p>
          </table:table-cell>
          <table:table-cell table:number-columns-repeated="2" office:value-type="float" office:value="64">
            <text:p>64</text:p>
          </table:table-cell>
          <table:table-cell office:value-type="float" office:value="3204">
            <text:p>3204</text:p>
          </table:table-cell>
          <table:table-cell office:value-type="float" office:value="7399">
            <text:p>7399</text:p>
          </table:table-cell>
          <table:table-cell office:value-type="float" office:value="20580">
            <text:p>20580</text:p>
          </table:table-cell>
          <table:table-cell office:value-type="float" office:value="443.25">
            <text:p>443.25</text:p>
          </table:table-cell>
          <table:table-cell office:value-type="float" office:value="-532.875">
            <text:p>-532.875</text:p>
          </table:table-cell>
          <table:table-cell office:value-type="float" office:value="992.25">
            <text:p>992.25</text:p>
          </table:table-cell>
          <table:table-cell office:value-type="float" office:value="0.138342696629213">
            <text:p>0.1383426966</text:p>
          </table:table-cell>
          <table:table-cell office:value-type="float" office:value="-0.0720198675496689">
            <text:p>-0.0720198675</text:p>
          </table:table-cell>
          <table:table-cell office:value-type="float" office:value="0.0482142857142857">
            <text:p>0.0482142857</text:p>
          </table:table-cell>
          <table:table-cell office:value-type="float" office:value="1.52171129355511">
            <text:p>1.5217112936</text:p>
          </table:table-cell>
          <table:table-cell office:value-type="float" office:value="0.758096711767028">
            <text:p>0.7580967118</text:p>
          </table:table-cell>
          <table:table-cell office:value-type="float" office:value="1.17330625">
            <text:p>1.17330625</text:p>
          </table:table-cell>
          <table:table-cell office:value-type="float" office:value="5.34945460518972">
            <text:p>5.3494546052</text:p>
          </table:table-cell>
          <table:table-cell office:value-type="float" office:value="-9.27349781187188">
            <text:p>-9.2734978119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4">
            <text:p>44</text:p>
          </table:table-cell>
          <table:table-cell office:value-type="float" office:value="3828">
            <text:p>3828</text:p>
          </table:table-cell>
          <table:table-cell office:value-type="float" office:value="7742">
            <text:p>7742</text:p>
          </table:table-cell>
          <table:table-cell office:value-type="float" office:value="19992">
            <text:p>19992</text:p>
          </table:table-cell>
          <table:table-cell office:value-type="float" office:value="-314.5">
            <text:p>-314.5</text:p>
          </table:table-cell>
          <table:table-cell office:value-type="float" office:value="931">
            <text:p>931</text:p>
          </table:table-cell>
          <table:table-cell office:value-type="float" office:value="232.75">
            <text:p>232.75</text:p>
          </table:table-cell>
          <table:table-cell office:value-type="float" office:value="-0.0821577847439916">
            <text:p>-0.0821577847</text:p>
          </table:table-cell>
          <table:table-cell office:value-type="float" office:value="0.120253164556962">
            <text:p>0.1202531646</text:p>
          </table:table-cell>
          <table:table-cell office:value-type="float" office:value="0.0116421568627451">
            <text:p>0.0116421569</text:p>
          </table:table-cell>
          <table:table-cell office:value-type="float" office:value="0.725677560520348">
            <text:p>0.7256775605</text:p>
          </table:table-cell>
          <table:table-cell office:value-type="float" office:value="1.44922929017786">
            <text:p>1.4492292902</text:p>
          </table:table-cell>
          <table:table-cell office:value-type="float" office:value="1.04101320705978">
            <text:p>1.0410132071</text:p>
          </table:table-cell>
          <table:table-cell office:value-type="float" office:value="-8.08525537881656">
            <text:p>-8.0852553788</text:p>
          </table:table-cell>
          <table:table-cell office:value-type="float" office:value="6.10408185064938">
            <text:p>6.10408185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3509">
            <text:p>3509</text:p>
          </table:table-cell>
          <table:table-cell office:value-type="float" office:value="7245">
            <text:p>7245</text:p>
          </table:table-cell>
          <table:table-cell office:value-type="float" office:value="17052">
            <text:p>17052</text:p>
          </table:table-cell>
          <table:table-cell office:value-type="float" office:value="-234.5">
            <text:p>-234.5</text:p>
          </table:table-cell>
          <table:table-cell office:value-type="float" office:value="-61.25">
            <text:p>-61.25</text:p>
          </table:table-cell>
          <table:table-cell office:value-type="float" office:value="-453.25">
            <text:p>-453.25</text:p>
          </table:table-cell>
          <table:table-cell office:value-type="float" office:value="-0.066828156169849">
            <text:p>-0.0668281562</text:p>
          </table:table-cell>
          <table:table-cell office:value-type="float" office:value="-0.00845410628019324">
            <text:p>-0.0084541063</text:p>
          </table:table-cell>
          <table:table-cell office:value-type="float" office:value="-0.0265804597701149">
            <text:p>-0.0265804598</text:p>
          </table:table-cell>
          <table:table-cell office:value-type="float" office:value="0.77485481822137">
            <text:p>0.7748548182</text:p>
          </table:table-cell>
          <table:table-cell office:value-type="float" office:value="0.970550712968797">
            <text:p>0.970550713</text:p>
          </table:table-cell>
          <table:table-cell office:value-type="float" office:value="0.908353171654115">
            <text:p>0.9083531717</text:p>
          </table:table-cell>
          <table:table-cell office:value-type="float" office:value="-10.0215145190597">
            <text:p>-10.0215145191</text:p>
          </table:table-cell>
          <table:table-cell office:value-type="float" office:value="0">
            <text:p>0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132">
            <text:p>3132</text:p>
          </table:table-cell>
          <table:table-cell office:value-type="float" office:value="7216">
            <text:p>7216</text:p>
          </table:table-cell>
          <table:table-cell office:value-type="float" office:value="15540">
            <text:p>15540</text:p>
          </table:table-cell>
          <table:table-cell office:value-type="float" office:value="-132.75">
            <text:p>-132.75</text:p>
          </table:table-cell>
          <table:table-cell office:value-type="float" office:value="-118.25">
            <text:p>-118.25</text:p>
          </table:table-cell>
          <table:table-cell office:value-type="float" office:value="749.25">
            <text:p>749.25</text:p>
          </table:table-cell>
          <table:table-cell office:value-type="float" office:value="-0.0423850574712644">
            <text:p>-0.0423850575</text:p>
          </table:table-cell>
          <table:table-cell office:value-type="float" office:value="-0.0163871951219512">
            <text:p>-0.0163871951</text:p>
          </table:table-cell>
          <table:table-cell office:value-type="float" office:value="0.0482142857142857">
            <text:p>0.0482142857</text:p>
          </table:table-cell>
          <table:table-cell office:value-type="float" office:value="0.855173425320386">
            <text:p>0.8551734253</text:p>
          </table:table-cell>
          <table:table-cell office:value-type="float" office:value="0.943171155794542">
            <text:p>0.9431711558</text:p>
          </table:table-cell>
          <table:table-cell office:value-type="float" office:value="1.17330625">
            <text:p>1.17330625</text:p>
          </table:table-cell>
          <table:table-cell office:value-type="float" office:value="-16.0044989902041">
            <text:p>-16.0044989902</text:p>
          </table:table-cell>
          <table:table-cell office:value-type="float" office:value="0">
            <text:p>0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3567">
            <text:p>3567</text:p>
          </table:table-cell>
          <table:table-cell office:value-type="float" office:value="7587">
            <text:p>7587</text:p>
          </table:table-cell>
          <table:table-cell office:value-type="float" office:value="15096">
            <text:p>15096</text:p>
          </table:table-cell>
          <table:table-cell office:value-type="float" office:value="-177.375">
            <text:p>-177.375</text:p>
          </table:table-cell>
          <table:table-cell office:value-type="float" office:value="-121">
            <text:p>-121</text:p>
          </table:table-cell>
          <table:table-cell office:value-type="float" office:value="175.75">
            <text:p>175.75</text:p>
          </table:table-cell>
          <table:table-cell office:value-type="float" office:value="-0.049726661059714">
            <text:p>-0.0497266611</text:p>
          </table:table-cell>
          <table:table-cell office:value-type="float" office:value="-0.0159483326743113">
            <text:p>-0.0159483327</text:p>
          </table:table-cell>
          <table:table-cell office:value-type="float" office:value="0.0116421568627451">
            <text:p>0.0116421569</text:p>
          </table:table-cell>
          <table:table-cell office:value-type="float" office:value="0.83080325829849">
            <text:p>0.8308032583</text:p>
          </table:table-cell>
          <table:table-cell office:value-type="float" office:value="0.944679360297488">
            <text:p>0.9446793603</text:p>
          </table:table-cell>
          <table:table-cell office:value-type="float" office:value="1.04101320705978">
            <text:p>1.0410132071</text:p>
          </table:table-cell>
          <table:table-cell office:value-type="float" office:value="-13.5896261760984">
            <text:p>-13.58962617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3400">
            <text:p>3400</text:p>
          </table:table-cell>
          <table:table-cell office:value-type="float" office:value="7245">
            <text:p>7245</text:p>
          </table:table-cell>
          <table:table-cell office:value-type="float" office:value="12936">
            <text:p>12936</text:p>
          </table:table-cell>
          <table:table-cell office:value-type="float" office:value="-148.625">
            <text:p>-148.625</text:p>
          </table:table-cell>
          <table:table-cell office:value-type="float" office:value="-61.25">
            <text:p>-61.25</text:p>
          </table:table-cell>
          <table:table-cell office:value-type="float" office:value="-1130.25">
            <text:p>-1130.25</text:p>
          </table:table-cell>
          <table:table-cell office:value-type="float" office:value="-0.0437132352941177">
            <text:p>-0.0437132353</text:p>
          </table:table-cell>
          <table:table-cell office:value-type="float" office:value="-0.00845410628019324">
            <text:p>-0.0084541063</text:p>
          </table:table-cell>
          <table:table-cell office:value-type="float" office:value="-0.0873724489795918">
            <text:p>-0.087372449</text:p>
          </table:table-cell>
          <table:table-cell office:value-type="float" office:value="0.850748936472751">
            <text:p>0.8507489365</text:p>
          </table:table-cell>
          <table:table-cell office:value-type="float" office:value="0.970550712968797">
            <text:p>0.970550713</text:p>
          </table:table-cell>
          <table:table-cell office:value-type="float" office:value="0.709158960459184">
            <text:p>0.7091589605</text:p>
          </table:table-cell>
          <table:table-cell office:value-type="float" office:value="-15.5075337457441">
            <text:p>-15.5075337457</text:p>
          </table:table-cell>
          <table:table-cell office:value-type="float" office:value="0">
            <text:p>0</text:p>
          </table:table-cell>
          <table:table-cell office:value-type="float" office:value="-7.58139265327055">
            <text:p>-7.581392653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3170">
            <text:p>3170</text:p>
          </table:table-cell>
          <table:table-cell office:value-type="float" office:value="6575">
            <text:p>6575</text:p>
          </table:table-cell>
          <table:table-cell office:value-type="float" office:value="11858">
            <text:p>11858</text:p>
          </table:table-cell>
          <table:table-cell office:value-type="float" office:value="-39.5">
            <text:p>-39.5</text:p>
          </table:table-cell>
          <table:table-cell office:value-type="float" office:value="133.375">
            <text:p>133.375</text:p>
          </table:table-cell>
          <table:table-cell office:value-type="float" office:value="-476">
            <text:p>-476</text:p>
          </table:table-cell>
          <table:table-cell office:value-type="float" office:value="-0.0124605678233438">
            <text:p>-0.0124605678</text:p>
          </table:table-cell>
          <table:table-cell office:value-type="float" office:value="0.0202851711026616">
            <text:p>0.0202851711</text:p>
          </table:table-cell>
          <table:table-cell office:value-type="float" office:value="-0.0401416765053129">
            <text:p>-0.0401416765</text:p>
          </table:table-cell>
          <table:table-cell office:value-type="float" office:value="0.956692333489238">
            <text:p>0.9566923335</text:p>
          </table:table-cell>
          <table:table-cell office:value-type="float" office:value="1.07180461566598">
            <text:p>1.0718046157</text:p>
          </table:table-cell>
          <table:table-cell office:value-type="float" office:value="0.862662386449013">
            <text:p>0.8626623864</text:p>
          </table:table-cell>
          <table:table-cell office:value-type="float" office:value="0">
            <text:p>0</text:p>
          </table:table-cell>
          <table:table-cell office:value-type="float" office:value="34.5155557785149">
            <text:p>34.5155557785</text:p>
          </table:table-cell>
          <table:table-cell office:value-type="float" office:value="-16.9185794485418">
            <text:p>-16.918579448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3143">
            <text:p>3143</text:p>
          </table:table-cell>
          <table:table-cell office:value-type="float" office:value="6644">
            <text:p>6644</text:p>
          </table:table-cell>
          <table:table-cell office:value-type="float" office:value="11328">
            <text:p>11328</text:p>
          </table:table-cell>
          <table:table-cell office:value-type="float" office:value="100.75">
            <text:p>100.75</text:p>
          </table:table-cell>
          <table:table-cell office:value-type="float" office:value="-478.5">
            <text:p>-478.5</text:p>
          </table:table-cell>
          <table:table-cell office:value-type="float" office:value="-413">
            <text:p>-413</text:p>
          </table:table-cell>
          <table:table-cell office:value-type="float" office:value="0.0320553611199491">
            <text:p>0.0320553611</text:p>
          </table:table-cell>
          <table:table-cell office:value-type="float" office:value="-0.0720198675496689">
            <text:p>-0.0720198675</text:p>
          </table:table-cell>
          <table:table-cell office:value-type="float" office:value="-0.0364583333333333">
            <text:p>-0.0364583333</text:p>
          </table:table-cell>
          <table:table-cell office:value-type="float" office:value="1.11420775442582">
            <text:p>1.1142077544</text:p>
          </table:table-cell>
          <table:table-cell office:value-type="float" office:value="0.758096711767028">
            <text:p>0.7580967118</text:p>
          </table:table-cell>
          <table:table-cell office:value-type="float" office:value="0.875001085069444">
            <text:p>0.8750010851</text:p>
          </table:table-cell>
          <table:table-cell office:value-type="float" office:value="21.9681911719862">
            <text:p>21.968191172</text:p>
          </table:table-cell>
          <table:table-cell office:value-type="float" office:value="-9.27349781187188">
            <text:p>-9.2734978119</text:p>
          </table:table-cell>
          <table:table-cell office:value-type="float" office:value="-18.6633181471828">
            <text:p>-18.663318147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58">
            <text:p>158</text:p>
          </table:table-cell>
          <table:table-cell office:value-type="float" office:value="2960">
            <text:p>2960</text:p>
          </table:table-cell>
          <table:table-cell office:value-type="float" office:value="6468">
            <text:p>6468</text:p>
          </table:table-cell>
          <table:table-cell office:value-type="float" office:value="12054">
            <text:p>12054</text:p>
          </table:table-cell>
          <table:table-cell office:value-type="float" office:value="31.75">
            <text:p>31.75</text:p>
          </table:table-cell>
          <table:table-cell office:value-type="float" office:value="-503">
            <text:p>-503</text:p>
          </table:table-cell>
          <table:table-cell office:value-type="float" office:value="131.75">
            <text:p>131.75</text:p>
          </table:table-cell>
          <table:table-cell office:value-type="float" office:value="0.0107263513513514">
            <text:p>0.0107263514</text:p>
          </table:table-cell>
          <table:table-cell office:value-type="float" office:value="-0.0777674706246135">
            <text:p>-0.0777674706</text:p>
          </table:table-cell>
          <table:table-cell office:value-type="float" office:value="0.0109299817487971">
            <text:p>0.0109299817</text:p>
          </table:table-cell>
          <table:table-cell office:value-type="float" office:value="1.03776773677182">
            <text:p>1.0377677368</text:p>
          </table:table-cell>
          <table:table-cell office:value-type="float" office:value="0.739667500609059">
            <text:p>0.7396675006</text:p>
          </table:table-cell>
          <table:table-cell office:value-type="float" office:value="1.03848908654281">
            <text:p>1.0384890865</text:p>
          </table:table-cell>
          <table:table-cell office:value-type="float" office:value="0">
            <text:p>0</text:p>
          </table:table-cell>
          <table:table-cell office:value-type="float" office:value="-8.56182409638769">
            <text:p>-8.56182409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2639">
            <text:p>2639</text:p>
          </table:table-cell>
          <table:table-cell office:value-type="float" office:value="5893">
            <text:p>5893</text:p>
          </table:table-cell>
          <table:table-cell office:value-type="float" office:value="11046">
            <text:p>11046</text:p>
          </table:table-cell>
          <table:table-cell office:value-type="float" office:value="3.875">
            <text:p>3.875</text:p>
          </table:table-cell>
          <table:table-cell office:value-type="float" office:value="200.166666666667">
            <text:p>200.1666666667</text:p>
          </table:table-cell>
          <table:table-cell office:value-type="float" office:value="-84.125">
            <text:p>-84.125</text:p>
          </table:table-cell>
          <table:table-cell office:value-type="float" office:value="0.00146835922697992">
            <text:p>0.0014683592</text:p>
          </table:table-cell>
          <table:table-cell office:value-type="float" office:value="0.0339668533288082">
            <text:p>0.0339668533</text:p>
          </table:table-cell>
          <table:table-cell office:value-type="float" office:value="-0.00761587905124027">
            <text:p>-0.0076158791</text:p>
          </table:table-cell>
          <table:table-cell office:value-type="float" office:value="1.00514348320892">
            <text:p>1.0051434832</text:p>
          </table:table-cell>
          <table:table-cell office:value-type="float" office:value="1.12114533101595">
            <text:p>1.121145331</text:p>
          </table:table-cell>
          <table:table-cell office:value-type="float" office:value="0.973458106483556">
            <text:p>0.9734581065</text:p>
          </table:table-cell>
          <table:table-cell office:value-type="float" office:value="0">
            <text:p>0</text:p>
          </table:table-cell>
          <table:table-cell office:value-type="float" office:value="20.7512204044957">
            <text:p>20.75122040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office:value-type="float" office:value="3132">
            <text:p>3132</text:p>
          </table:table-cell>
          <table:table-cell office:value-type="float" office:value="6804">
            <text:p>6804</text:p>
          </table:table-cell>
          <table:table-cell office:value-type="float" office:value="13244">
            <text:p>13244</text:p>
          </table:table-cell>
          <table:table-cell office:value-type="float" office:value="-87.875">
            <text:p>-87.875</text:p>
          </table:table-cell>
          <table:table-cell office:value-type="float" office:value="164.125">
            <text:p>164.125</text:p>
          </table:table-cell>
          <table:table-cell office:value-type="float" office:value="481">
            <text:p>481</text:p>
          </table:table-cell>
          <table:table-cell office:value-type="float" office:value="-0.0280571519795658">
            <text:p>-0.028057152</text:p>
          </table:table-cell>
          <table:table-cell office:value-type="float" office:value="0.0241218400940623">
            <text:p>0.0241218401</text:p>
          </table:table-cell>
          <table:table-cell office:value-type="float" office:value="0.0363183328299607">
            <text:p>0.0363183328</text:p>
          </table:table-cell>
          <table:table-cell office:value-type="float" office:value="0.903342887474841">
            <text:p>0.9033428875</text:p>
          </table:table-cell>
          <table:table-cell office:value-type="float" office:value="1.08556689214148">
            <text:p>1.0855668921</text:p>
          </table:table-cell>
          <table:table-cell office:value-type="float" office:value="1.12969944665198">
            <text:p>1.1296994467</text:p>
          </table:table-cell>
          <table:table-cell office:value-type="float" office:value="-24.3566129960432">
            <text:p>-24.356612996</text:p>
          </table:table-cell>
          <table:table-cell office:value-type="float" office:value="29.0804499197093">
            <text:p>29.0804499197</text:p>
          </table:table-cell>
          <table:table-cell office:value-type="float" office:value="19.4298378651879">
            <text:p>19.429837865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204">
            <text:p>204</text:p>
          </table:table-cell>
          <table:table-cell office:value-type="float" office:value="3567">
            <text:p>3567</text:p>
          </table:table-cell>
          <table:table-cell office:value-type="float" office:value="8149">
            <text:p>8149</text:p>
          </table:table-cell>
          <table:table-cell office:value-type="float" office:value="16338">
            <text:p>16338</text:p>
          </table:table-cell>
          <table:table-cell office:value-type="float" office:value="-125.285714285714">
            <text:p>-125.2857142857</text:p>
          </table:table-cell>
          <table:table-cell office:value-type="float" office:value="28.2857142857143">
            <text:p>28.2857142857</text:p>
          </table:table-cell>
          <table:table-cell office:value-type="float" office:value="731.714285714286">
            <text:p>731.7142857143</text:p>
          </table:table-cell>
          <table:table-cell office:value-type="float" office:value="-0.0351235532059754">
            <text:p>-0.0351235532</text:p>
          </table:table-cell>
          <table:table-cell office:value-type="float" office:value="0.00347106568728854">
            <text:p>0.0034710657</text:p>
          </table:table-cell>
          <table:table-cell office:value-type="float" office:value="0.0447860378084396">
            <text:p>0.0447860378</text:p>
          </table:table-cell>
          <table:table-cell office:value-type="float" office:value="0.879485545199119">
            <text:p>0.8794855452</text:p>
          </table:table-cell>
          <table:table-cell office:value-type="float" office:value="1.01217234456764">
            <text:p>1.0121723446</text:p>
          </table:table-cell>
          <table:table-cell office:value-type="float" office:value="1.16068247912739">
            <text:p>1.1606824791</text:p>
          </table:table-cell>
          <table:table-cell office:value-type="float" office:value="-19.3859015747064">
            <text:p>-19.3859015747</text:p>
          </table:table-cell>
          <table:table-cell office:value-type="float" office:value="0">
            <text:p>0</text:p>
          </table:table-cell>
          <table:table-cell office:value-type="float" office:value="15.82090172138">
            <text:p>15.820901721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174">
            <text:p>174</text:p>
          </table:table-cell>
          <table:table-cell office:value-type="float" office:value="3535">
            <text:p>3535</text:p>
          </table:table-cell>
          <table:table-cell office:value-type="float" office:value="8128">
            <text:p>8128</text:p>
          </table:table-cell>
          <table:table-cell office:value-type="float" office:value="17508">
            <text:p>17508</text:p>
          </table:table-cell>
          <table:table-cell office:value-type="float" office:value="-54.3333333333333">
            <text:p>-54.3333333333</text:p>
          </table:table-cell>
          <table:table-cell office:value-type="float" office:value="311.833333333333">
            <text:p>311.8333333333</text:p>
          </table:table-cell>
          <table:table-cell office:value-type="float" office:value="0">
            <text:p>0</text:p>
          </table:table-cell>
          <table:table-cell office:value-type="float" office:value="-0.0153701084394154">
            <text:p>-0.0153701084</text:p>
          </table:table-cell>
          <table:table-cell office:value-type="float" office:value="0.0383653215223097">
            <text:p>0.0383653215</text:p>
          </table:table-cell>
          <table:table-cell office:value-type="float" office:value="0">
            <text:p>0</text:p>
          </table:table-cell>
          <table:table-cell office:value-type="float" office:value="0.946667651319587">
            <text:p>0.9466676513</text:p>
          </table:table-cell>
          <table:table-cell office:value-type="float" office:value="1.13716354520328">
            <text:p>1.1371635452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float" office:value="18.4114229187298">
            <text:p>18.41142291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3174">
            <text:p>3174</text:p>
          </table:table-cell>
          <table:table-cell office:value-type="float" office:value="7481">
            <text:p>7481</text:p>
          </table:table-cell>
          <table:table-cell office:value-type="float" office:value="18762">
            <text:p>18762</text:p>
          </table:table-cell>
          <table:table-cell office:value-type="float" office:value="-1.4">
            <text:p>-1.4</text:p>
          </table:table-cell>
          <table:table-cell office:value-type="float" office:value="431.5">
            <text:p>431.5</text:p>
          </table:table-cell>
          <table:table-cell office:value-type="float" office:value="0">
            <text:p>0</text:p>
          </table:table-cell>
          <table:table-cell office:value-type="float" office:value="-0.000441083805923125">
            <text:p>-0.0004410838</text:p>
          </table:table-cell>
          <table:table-cell office:value-type="float" office:value="0.0576794546183665">
            <text:p>0.0576794546</text:p>
          </table:table-cell>
          <table:table-cell office:value-type="float" office:value="0">
            <text:p>0</text:p>
          </table:table-cell>
          <table:table-cell office:value-type="float" office:value="0.99845658800692">
            <text:p>0.998456588</text:p>
          </table:table-cell>
          <table:table-cell office:value-type="float" office:value="1.20839885335502">
            <text:p>1.2083988534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float" office:value="12.3605630146709">
            <text:p>12.36056301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3050">
            <text:p>3050</text:p>
          </table:table-cell>
          <table:table-cell office:value-type="float" office:value="7905">
            <text:p>7905</text:p>
          </table:table-cell>
          <table:table-cell office:value-type="float" office:value="20180">
            <text:p>20180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11">
            <text:p>1.11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2931">
            <text:p>2931</text:p>
          </table:table-cell>
          <table:table-cell office:value-type="float" office:value="8090">
            <text:p>8090</text:p>
          </table:table-cell>
          <table:table-cell office:value-type="float" office:value="21806">
            <text:p>21806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14">
            <text:p>1.14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2816">
            <text:p>2816</text:p>
          </table:table-cell>
          <table:table-cell office:value-type="float" office:value="8467">
            <text:p>8467</text:p>
          </table:table-cell>
          <table:table-cell office:value-type="float" office:value="23564">
            <text:p>23564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17">
            <text:p>1.17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29.75">
            <text:p>29.75</text:p>
          </table:table-cell>
          <table:table-cell office:value-type="float" office:value="1650.5">
            <text:p>1650.5</text:p>
          </table:table-cell>
          <table:table-cell office:value-type="float" office:value="10876.75">
            <text:p>10876.75</text:p>
          </table:table-cell>
          <table:table-cell office:value-type="float" office:value="12.6475">
            <text:p>12.6475</text:p>
          </table:table-cell>
          <table:table-cell table:number-columns-repeated="3"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64">
            <text:p>164</text:p>
          </table:table-cell>
          <table:table-cell office:value-type="float" office:value="260">
            <text:p>260</text:p>
          </table:table-cell>
          <table:table-cell office:value-type="float" office:value="2706">
            <text:p>2706</text:p>
          </table:table-cell>
          <table:table-cell office:value-type="float" office:value="8748">
            <text:p>8748</text:p>
          </table:table-cell>
          <table:table-cell office:value-type="float" office:value="25463">
            <text:p>25463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14">
            <text:p>1.14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0">
            <text:p>30</text:p>
          </table:table-cell>
          <table:table-cell office:value-type="float" office:value="1682.33333333333">
            <text:p>1682.3333333333</text:p>
          </table:table-cell>
          <table:table-cell office:value-type="float" office:value="10921.6666666667">
            <text:p>10921.6666666667</text:p>
          </table:table-cell>
          <table:table-cell office:value-type="float" office:value="13.9166666666667">
            <text:p>13.91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183">
            <text:p>183</text:p>
          </table:table-cell>
          <table:table-cell office:value-type="float" office:value="281">
            <text:p>281</text:p>
          </table:table-cell>
          <table:table-cell office:value-type="float" office:value="2600">
            <text:p>2600</text:p>
          </table:table-cell>
          <table:table-cell office:value-type="float" office:value="9096">
            <text:p>9096</text:p>
          </table:table-cell>
          <table:table-cell office:value-type="float" office:value="27515">
            <text:p>27515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14">
            <text:p>1.14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column table:style-name="co20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86">
            <text:p>0.86</text:p>
          </table:table-cell>
          <table:table-cell office:value-type="float" office:value="1.14">
            <text:p>1.14</text:p>
          </table:table-cell>
          <table:table-cell office:value-type="float" office:value="1.28">
            <text:p>1.28</text:p>
          </table:table-cell>
          <table:table-cell office:value-type="float" office:value="-17">
            <text:p>-1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2.7">
            <text:p>2.7</text:p>
          </table:table-cell>
          <table:table-cell office:value-type="float" office:value="5.6">
            <text:p>5.6</text:p>
          </table:table-cell>
          <table:table-cell office:value-type="float" office:value="1837">
            <text:p>1837</text:p>
          </table:table-cell>
          <table:table-cell office:value-type="float" office:value="2698">
            <text:p>2698</text:p>
          </table:table-cell>
          <table:table-cell office:value-type="float" office:value="3298">
            <text:p>32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2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21:25.97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687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5">
                <text:p>355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85">
                <text:p>485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725">
                <text:p>725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708">
                <text:p>70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21">
                <text:p>821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32">
                <text:p>832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49">
                <text:p>104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144">
                <text:p>1144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60">
                <text:p>1160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60">
                <text:p>660</text:p>
              </table:table-cell>
              <table:table-cell office:value-type="float" office:value="1356">
                <text:p>1356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59">
                <text:p>759</text:p>
              </table:table-cell>
              <table:table-cell office:value-type="float" office:value="1428">
                <text:p>1428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98">
                <text:p>798</text:p>
              </table:table-cell>
              <table:table-cell office:value-type="float" office:value="1590">
                <text:p>1590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48">
                <text:p>848</text:p>
              </table:table-cell>
              <table:table-cell office:value-type="float" office:value="1708">
                <text:p>1708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76">
                <text:p>876</text:p>
              </table:table-cell>
              <table:table-cell office:value-type="float" office:value="1774">
                <text:p>1774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82">
                <text:p>882</text:p>
              </table:table-cell>
              <table:table-cell office:value-type="float" office:value="1850">
                <text:p>1850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42">
                <text:p>942</text:p>
              </table:table-cell>
              <table:table-cell office:value-type="float" office:value="1922">
                <text:p>1922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28">
                <text:p>1228</text:p>
              </table:table-cell>
              <table:table-cell office:value-type="float" office:value="2308">
                <text:p>2308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182">
                <text:p>1182</text:p>
              </table:table-cell>
              <table:table-cell office:value-type="float" office:value="2288">
                <text:p>2288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312">
                <text:p>1312</text:p>
              </table:table-cell>
              <table:table-cell office:value-type="float" office:value="2343">
                <text:p>2343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82">
                <text:p>1382</text:p>
              </table:table-cell>
              <table:table-cell office:value-type="float" office:value="2492">
                <text:p>2492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58">
                <text:p>1358</text:p>
              </table:table-cell>
              <table:table-cell office:value-type="float" office:value="2732">
                <text:p>2732</text:p>
              </table:table-cell>
              <table:table-cell office:value-type="float" office:value="4973">
                <text:p>4973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65">
                <text:p>1565</text:p>
              </table:table-cell>
              <table:table-cell office:value-type="float" office:value="2869">
                <text:p>2869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61">
                <text:p>1761</text:p>
              </table:table-cell>
              <table:table-cell office:value-type="float" office:value="3043">
                <text:p>3043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80">
                <text:p>1780</text:p>
              </table:table-cell>
              <table:table-cell office:value-type="float" office:value="3168">
                <text:p>3168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57">
                <text:p>1957</text:p>
              </table:table-cell>
              <table:table-cell office:value-type="float" office:value="3496">
                <text:p>3496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64">
                <text:p>2064</text:p>
              </table:table-cell>
              <table:table-cell office:value-type="float" office:value="3422">
                <text:p>3422</text:p>
              </table:table-cell>
              <table:table-cell office:value-type="float" office:value="5583">
                <text:p>5583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944">
                <text:p>1944</text:p>
              </table:table-cell>
              <table:table-cell office:value-type="float" office:value="3330">
                <text:p>3330</text:p>
              </table:table-cell>
              <table:table-cell office:value-type="float" office:value="5153">
                <text:p>5153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66">
                <text:p>1966</text:p>
              </table:table-cell>
              <table:table-cell office:value-type="float" office:value="3168">
                <text:p>3168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25">
                <text:p>2225</text:p>
              </table:table-cell>
              <table:table-cell office:value-type="float" office:value="3507">
                <text:p>3507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540">
                <text:p>1540</text:p>
              </table:table-cell>
              <table:table-cell office:value-type="float" office:value="3342">
                <text:p>3342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050">
                <text:p>1050</text:p>
              </table:table-cell>
              <table:table-cell office:value-type="float" office:value="3325">
                <text:p>3325</text:p>
              </table:table-cell>
              <table:table-cell office:value-type="float" office:value="5723">
                <text:p>5723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35">
                <text:p>735</text:p>
              </table:table-cell>
              <table:table-cell office:value-type="float" office:value="3325">
                <text:p>3325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770">
                <text:p>770</text:p>
              </table:table-cell>
              <table:table-cell office:value-type="float" office:value="3444">
                <text:p>3444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120">
                <text:p>1120</text:p>
              </table:table-cell>
              <table:table-cell office:value-type="float" office:value="3256">
                <text:p>3256</text:p>
              </table:table-cell>
              <table:table-cell office:value-type="float" office:value="5723">
                <text:p>572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50">
                <text:p>1050</text:p>
              </table:table-cell>
              <table:table-cell office:value-type="float" office:value="3233">
                <text:p>3233</text:p>
              </table:table-cell>
              <table:table-cell office:value-type="float" office:value="6860">
                <text:p>686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735">
                <text:p>735</text:p>
              </table:table-cell>
              <table:table-cell office:value-type="float" office:value="3277">
                <text:p>3277</text:p>
              </table:table-cell>
              <table:table-cell office:value-type="float" office:value="11074">
                <text:p>11074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770">
                <text:p>770</text:p>
              </table:table-cell>
              <table:table-cell office:value-type="float" office:value="3080">
                <text:p>3080</text:p>
              </table:table-cell>
              <table:table-cell office:value-type="float" office:value="15484">
                <text:p>1548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870">
                <text:p>870</text:p>
              </table:table-cell>
              <table:table-cell office:value-type="float" office:value="3136">
                <text:p>3136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9">
                <text:p>609</text:p>
              </table:table-cell>
              <table:table-cell office:value-type="float" office:value="4352">
                <text:p>4352</text:p>
              </table:table-cell>
              <table:table-cell office:value-type="float" office:value="20580">
                <text:p>2058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38">
                <text:p>638</text:p>
              </table:table-cell>
              <table:table-cell office:value-type="float" office:value="5875">
                <text:p>5875</text:p>
              </table:table-cell>
              <table:table-cell office:value-type="float" office:value="19992">
                <text:p>19992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28">
                <text:p>928</text:p>
              </table:table-cell>
              <table:table-cell office:value-type="float" office:value="6475">
                <text:p>6475</text:p>
              </table:table-cell>
              <table:table-cell office:value-type="float" office:value="17052">
                <text:p>17052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030">
                <text:p>2030</text:p>
              </table:table-cell>
              <table:table-cell office:value-type="float" office:value="6335">
                <text:p>6335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3204">
                <text:p>3204</text:p>
              </table:table-cell>
              <table:table-cell office:value-type="float" office:value="7399">
                <text:p>7399</text:p>
              </table:table-cell>
              <table:table-cell office:value-type="float" office:value="20580">
                <text:p>2058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3828">
                <text:p>3828</text:p>
              </table:table-cell>
              <table:table-cell office:value-type="float" office:value="7742">
                <text:p>7742</text:p>
              </table:table-cell>
              <table:table-cell office:value-type="float" office:value="19992">
                <text:p>19992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3509">
                <text:p>3509</text:p>
              </table:table-cell>
              <table:table-cell office:value-type="float" office:value="7245">
                <text:p>7245</text:p>
              </table:table-cell>
              <table:table-cell office:value-type="float" office:value="17052">
                <text:p>170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3132">
                <text:p>3132</text:p>
              </table:table-cell>
              <table:table-cell office:value-type="float" office:value="7216">
                <text:p>7216</text:p>
              </table:table-cell>
              <table:table-cell office:value-type="float" office:value="15540">
                <text:p>1554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3567">
                <text:p>3567</text:p>
              </table:table-cell>
              <table:table-cell office:value-type="float" office:value="7587">
                <text:p>7587</text:p>
              </table:table-cell>
              <table:table-cell office:value-type="float" office:value="15096">
                <text:p>1509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3400">
                <text:p>3400</text:p>
              </table:table-cell>
              <table:table-cell office:value-type="float" office:value="7245">
                <text:p>7245</text:p>
              </table:table-cell>
              <table:table-cell office:value-type="float" office:value="12936">
                <text:p>1293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170">
                <text:p>3170</text:p>
              </table:table-cell>
              <table:table-cell office:value-type="float" office:value="6575">
                <text:p>6575</text:p>
              </table:table-cell>
              <table:table-cell office:value-type="float" office:value="11858">
                <text:p>1185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3143">
                <text:p>3143</text:p>
              </table:table-cell>
              <table:table-cell office:value-type="float" office:value="6644">
                <text:p>6644</text:p>
              </table:table-cell>
              <table:table-cell office:value-type="float" office:value="11328">
                <text:p>1132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960">
                <text:p>2960</text:p>
              </table:table-cell>
              <table:table-cell office:value-type="float" office:value="6468">
                <text:p>6468</text:p>
              </table:table-cell>
              <table:table-cell office:value-type="float" office:value="12054">
                <text:p>1205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639">
                <text:p>2639</text:p>
              </table:table-cell>
              <table:table-cell office:value-type="float" office:value="5893">
                <text:p>5893</text:p>
              </table:table-cell>
              <table:table-cell office:value-type="float" office:value="11046">
                <text:p>1104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3132">
                <text:p>3132</text:p>
              </table:table-cell>
              <table:table-cell office:value-type="float" office:value="6804">
                <text:p>6804</text:p>
              </table:table-cell>
              <table:table-cell office:value-type="float" office:value="13244">
                <text:p>1324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3567">
                <text:p>3567</text:p>
              </table:table-cell>
              <table:table-cell office:value-type="float" office:value="8149">
                <text:p>814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3535">
                <text:p>3535</text:p>
              </table:table-cell>
              <table:table-cell office:value-type="float" office:value="8128">
                <text:p>8128</text:p>
              </table:table-cell>
              <table:table-cell office:value-type="float" office:value="17508">
                <text:p>17508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3174">
                <text:p>3174</text:p>
              </table:table-cell>
              <table:table-cell office:value-type="float" office:value="7481">
                <text:p>7481</text:p>
              </table:table-cell>
              <table:table-cell office:value-type="float" office:value="18762">
                <text:p>18762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3050">
                <text:p>3050</text:p>
              </table:table-cell>
              <table:table-cell office:value-type="float" office:value="7905">
                <text:p>7905</text:p>
              </table:table-cell>
              <table:table-cell office:value-type="float" office:value="20180">
                <text:p>20180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2931">
                <text:p>2931</text:p>
              </table:table-cell>
              <table:table-cell office:value-type="float" office:value="8090">
                <text:p>8090</text:p>
              </table:table-cell>
              <table:table-cell office:value-type="float" office:value="21806">
                <text:p>2180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2816">
                <text:p>2816</text:p>
              </table:table-cell>
              <table:table-cell office:value-type="float" office:value="8467">
                <text:p>8467</text:p>
              </table:table-cell>
              <table:table-cell office:value-type="float" office:value="23564">
                <text:p>2356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2706">
                <text:p>2706</text:p>
              </table:table-cell>
              <table:table-cell office:value-type="float" office:value="8748">
                <text:p>8748</text:p>
              </table:table-cell>
              <table:table-cell office:value-type="float" office:value="25463">
                <text:p>25463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2600">
                <text:p>2600</text:p>
              </table:table-cell>
              <table:table-cell office:value-type="float" office:value="9096">
                <text:p>9096</text:p>
              </table:table-cell>
              <table:table-cell office:value-type="float" office:value="27515">
                <text:p>27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289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50.5">
                <text:p>1650.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682.33333333333">
                <text:p>1682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5cm" svg:y="1.405cm" svg:width="31.158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2.6475">
                <text:p>12.64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3.9166666666667">
                <text:p>13.9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3cm" svg:y="1.352cm" svg:width="31.60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09730277777778">
                <text:p>1.0973027777777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6597257653061">
                <text:p>1.5659725765306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53060628195763">
                <text:p>0.95306062819576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0.947419651056015">
                <text:p>0.94741965105601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0848404">
                <text:p>1.808484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61357471835961">
                <text:p>1.61357471835961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2559515625">
                <text:p>1.802559515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5547299345368">
                <text:p>1.554729934536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60473380111883">
                <text:p>1.60473380111883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74366008653326">
                <text:p>1.7436600865332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823865447975">
                <text:p>1.13823865447975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33220478478002">
                <text:p>1.3322047847800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64658601056529">
                <text:p>1.64658601056529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91294804488896">
                <text:p>1.9129480448889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.66474814872065">
                <text:p>2.66474814872065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08623923460629">
                <text:p>1.08623923460629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1905998612402">
                <text:p>1.6190599861240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07325279429251">
                <text:p>1.07325279429251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9400673071066">
                <text:p>1.2940067307106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21593143262207">
                <text:p>1.21593143262207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6756443673114">
                <text:p>1.2675644367311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0257156384372">
                <text:p>1.3025715638437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2667014079101">
                <text:p>1.22667014079101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3303553871439">
                <text:p>1.330355387143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3836066329298">
                <text:p>1.23836066329298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5433227047377">
                <text:p>1.15433227047377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4610177300846">
                <text:p>1.2461017730084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2164581879461">
                <text:p>1.32164581879461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1059210188897">
                <text:p>1.31059210188897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6289571672644">
                <text:p>1.1628957167264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3563704052502">
                <text:p>1.2356370405250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4888500449629">
                <text:p>1.1488850044962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07207193562041">
                <text:p>1.0720719356204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00112649014901">
                <text:p>1.0011264901490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0355706249631">
                <text:p>1.10355706249631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5010131533561">
                <text:p>1.25010131533561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0.944570115775116">
                <text:p>0.94457011577511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88481465462289">
                <text:p>0.88481465462289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3228794653649">
                <text:p>1.13228794653649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0.960775623268698">
                <text:p>0.960775623268698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0.775783656509695">
                <text:p>0.775783656509695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917283239143367">
                <text:p>0.91728323914336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601691955061983">
                <text:p>0.60169195506198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0.996753930167832">
                <text:p>0.99675393016783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44581364680122">
                <text:p>1.4458136468012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0.77730625">
                <text:p>0.7773062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3.35555793917909">
                <text:p>3.3555579391790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655628379109">
                <text:p>1.655628379109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07154545043006">
                <text:p>1.0715454504300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39863529948868">
                <text:p>1.3986352994886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0.897791982082354">
                <text:p>0.89779198208235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0.758096711767028">
                <text:p>0.75809671176702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44922929017786">
                <text:p>1.4492292901778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0.970550712968797">
                <text:p>0.970550712968797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0.943171155794542">
                <text:p>0.94317115579454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0.944679360297488">
                <text:p>0.94467936029748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0.970550712968797">
                <text:p>0.97055071296879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7180461566598">
                <text:p>1.0718046156659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0.758096711767028">
                <text:p>0.75809671176702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0.739667500609059">
                <text:p>0.739667500609059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12114533101595">
                <text:p>1.1211453310159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8556689214148">
                <text:p>1.0855668921414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1217234456764">
                <text:p>1.0121723445676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3716354520328">
                <text:p>1.13716354520328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20839885335502">
                <text:p>1.20839885335502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366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876.75">
                <text:p>10876.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921.6666666667">
                <text:p>10921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